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fb694a" draw:stroke-linejoin="round" svg:stroke-linecap="butt" draw:fill="solid" draw:fill-color="#fb694a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73c476" draw:stroke-linejoin="round" svg:stroke-linecap="butt" draw:fill="solid" draw:fill-color="#73c476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d8c3b" draw:stroke-linejoin="round" svg:stroke-linecap="butt" draw:fill="solid" draw:fill-color="#fd8c3b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b694a"/>
    </style:style>
    <style:style style:name="P3" style:family="paragraph">
      <loext:graphic-properties draw:fill="solid" draw:fill-color="#73c476"/>
    </style:style>
    <style:style style:name="P4" style:family="paragraph">
      <loext:graphic-properties draw:fill="solid" draw:fill-color="#fd8c3b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8.934cm" svg:height="23.348cm" svg:x="0cm" svg:y="0cm" svg:viewBox="0 0 78935 23349" draw:points="0,23349 78935,23349 78935,0 0,0">
          <text:p/>
        </draw:polygon>
        <draw:polygon draw:style-name="gr1" draw:text-style-name="P1" draw:layer="layout" svg:width="15.006cm" svg:height="19.558cm" svg:x="0.996cm" svg:y="2.794cm" svg:viewBox="0 0 15007 19559" draw:points="0,19559 15007,19559 15007,0 0,0">
          <text:p/>
        </draw:polygon>
        <draw:path draw:style-name="gr2" draw:text-style-name="P2" draw:layer="layout" svg:width="0.789cm" svg:height="0.789cm" svg:x="3.269cm" svg:y="10.694cm" svg:viewBox="0 0 790 790" svg:d="M395 790c105 0 205-42 279-117 74-74 116-174 116-279 0-104-42-205-116-279s-174-115-279-115c-104 0-206 41-280 115s-115 175-115 279c0 105 41 205 115 279 74 75 176 117 280 117z">
          <text:p/>
        </draw:path>
        <draw:path draw:style-name="gr2" draw:text-style-name="P2" draw:layer="layout" svg:width="0.788cm" svg:height="0.788cm" svg:x="6.956cm" svg:y="9.473cm" svg:viewBox="0 0 789 789" svg:d="M394 789c105 0 206-41 280-115s115-174 115-279c0-106-41-206-115-280s-175-115-280-115-205 41-279 115-115 174-115 280c0 105 41 205 115 279s174 115 279 115z">
          <text:p/>
        </draw:path>
        <draw:path draw:style-name="gr2" draw:text-style-name="P2" draw:layer="layout" svg:width="0.789cm" svg:height="0.789cm" svg:x="7.222cm" svg:y="5.001cm" svg:viewBox="0 0 790 790" svg:d="M395 790c105 0 205-41 279-115s116-175 116-279c0-105-42-205-116-280-74-74-174-116-279-116-104 0-206 42-280 116-74 75-115 175-115 280 0 104 41 205 115 279s176 115 280 115z">
          <text:p/>
        </draw:path>
        <draw:path draw:style-name="gr2" draw:text-style-name="P2" draw:layer="layout" svg:width="0.789cm" svg:height="0.789cm" svg:x="2.768cm" svg:y="8.04cm" svg:viewBox="0 0 790 790" svg:d="M395 790c104 0 205-42 279-116 74-73 116-174 116-278 0-105-42-206-116-280s-175-116-279-116c-105 0-205 42-279 116s-116 175-116 280c0 104 42 205 116 278 74 74 174 116 279 116z">
          <text:p/>
        </draw:path>
        <draw:path draw:style-name="gr2" draw:text-style-name="P2" draw:layer="layout" svg:width="0.788cm" svg:height="0.789cm" svg:x="6.634cm" svg:y="10.454cm" svg:viewBox="0 0 789 790" svg:d="M395 790c105 0 205-42 279-116s115-174 115-279c0-104-41-205-115-280-74-74-174-115-279-115s-205 41-279 115c-75 75-116 176-116 280 0 105 41 205 116 279 74 74 174 116 279 116z">
          <text:p/>
        </draw:path>
        <draw:path draw:style-name="gr2" draw:text-style-name="P2" draw:layer="layout" svg:width="0.789cm" svg:height="0.789cm" svg:x="5.206cm" svg:y="6.254cm" svg:viewBox="0 0 790 790" svg:d="M395 790c104 0 205-42 279-116 75-74 116-174 116-280 0-104-41-205-116-279-74-74-175-115-279-115-105 0-205 41-279 115s-116 175-116 279c0 106 42 206 116 280s174 116 279 116z">
          <text:p/>
        </draw:path>
        <draw:path draw:style-name="gr2" draw:text-style-name="P2" draw:layer="layout" svg:width="0.789cm" svg:height="0.789cm" svg:x="11.48cm" svg:y="9.622cm" svg:viewBox="0 0 790 790" svg:d="M394 790c105 0 205-42 279-116 75-74 117-174 117-279 0-104-42-206-117-280-74-74-174-115-279-115-104 0-204 41-278 115s-116 176-116 280c0 105 42 205 116 279s174 116 278 116z">
          <text:p/>
        </draw:path>
        <draw:path draw:style-name="gr2" draw:text-style-name="P2" draw:layer="layout" svg:width="0.788cm" svg:height="0.789cm" svg:x="10.703cm" svg:y="7.586cm" svg:viewBox="0 0 789 790" svg:d="M394 790c105 0 205-42 279-117 75-74 116-174 116-279 0-104-41-205-116-279-74-73-174-115-279-115s-205 42-279 115c-74 74-115 175-115 279 0 105 41 205 115 279 74 75 174 117 279 117z">
          <text:p/>
        </draw:path>
        <draw:path draw:style-name="gr2" draw:text-style-name="P2" draw:layer="layout" svg:width="0.789cm" svg:height="0.789cm" svg:x="9.431cm" svg:y="8.735cm" svg:viewBox="0 0 790 790" svg:d="M394 790c106 0 206-42 280-116s116-174 116-279-42-206-116-280-174-115-280-115c-104 0-205 41-279 115s-115 175-115 280 41 205 115 279 175 116 279 116z">
          <text:p/>
        </draw:path>
        <draw:path draw:style-name="gr2" draw:text-style-name="P2" draw:layer="layout" svg:width="0.789cm" svg:height="0.789cm" svg:x="5.614cm" svg:y="8.409cm" svg:viewBox="0 0 790 790" svg:d="M396 790c105 0 205-41 279-115 74-75 115-176 115-280 0-105-41-205-115-279s-174-116-279-116c-106 0-206 42-280 116s-116 174-116 279c0 104 42 205 116 280 74 74 174 115 280 115z">
          <text:p/>
        </draw:path>
        <draw:path draw:style-name="gr2" draw:text-style-name="P2" draw:layer="layout" svg:width="0.789cm" svg:height="0.789cm" svg:x="3.124cm" svg:y="4.393cm" svg:viewBox="0 0 790 790" svg:d="M395 790c105 0 206-42 280-117 74-74 115-174 115-279 0-104-41-205-115-278-74-74-175-116-280-116s-205 42-279 116c-74 73-116 174-116 278 0 105 42 205 116 279 74 75 174 117 279 117z">
          <text:p/>
        </draw:path>
        <draw:path draw:style-name="gr2" draw:text-style-name="P2" draw:layer="layout" svg:width="0.789cm" svg:height="0.789cm" svg:x="8.121cm" svg:y="8.41cm" svg:viewBox="0 0 790 790" svg:d="M396 790c104 0 205-41 279-115 74-75 115-176 115-280 0-105-41-205-115-279s-175-116-279-116c-105 0-205 42-280 116-74 74-116 174-116 279 0 104 42 205 116 280 75 74 175 115 280 115z">
          <text:p/>
        </draw:path>
        <draw:path draw:style-name="gr3" draw:text-style-name="P3" draw:layer="layout" svg:width="0.789cm" svg:height="0.789cm" svg:x="9.233cm" svg:y="17.19cm" svg:viewBox="0 0 790 790" svg:d="M394 790c105 0 205-42 280-116 74-74 116-175 116-280 0-104-42-205-116-279-75-74-175-115-280-115-104 0-205 41-279 115s-115 175-115 279c0 105 41 206 115 280s175 116 279 116z">
          <text:p/>
        </draw:path>
        <draw:path draw:style-name="gr3" draw:text-style-name="P3" draw:layer="layout" svg:width="0.788cm" svg:height="0.789cm" svg:x="11.522cm" svg:y="13.976cm" svg:viewBox="0 0 789 790" svg:d="M394 790c105 0 205-42 279-116 75-75 116-175 116-280 0-104-41-205-116-279-74-74-174-115-279-115s-205 41-279 115-115 175-115 279c0 105 41 205 115 280 74 74 174 116 279 116z">
          <text:p/>
        </draw:path>
        <draw:path draw:style-name="gr3" draw:text-style-name="P3" draw:layer="layout" svg:width="0.788cm" svg:height="0.788cm" svg:x="8.886cm" svg:y="16.883cm" svg:viewBox="0 0 789 789" svg:d="M395 789c105 0 205-41 279-115s115-174 115-279-41-205-115-279c-74-75-174-116-279-116s-205 41-280 116c-74 74-115 174-115 279s41 205 115 279c75 74 175 115 280 115z">
          <text:p/>
        </draw:path>
        <draw:path draw:style-name="gr3" draw:text-style-name="P3" draw:layer="layout" svg:width="0.789cm" svg:height="0.789cm" svg:x="11.135cm" svg:y="20.327cm" svg:viewBox="0 0 790 790" svg:d="M395 790c105 0 205-41 279-115s116-176 116-280c0-105-42-205-116-279s-174-116-279-116-205 42-279 116-116 174-116 279c0 104 42 206 116 280s174 115 279 115z">
          <text:p/>
        </draw:path>
        <draw:path draw:style-name="gr3" draw:text-style-name="P3" draw:layer="layout" svg:width="0.789cm" svg:height="0.789cm" svg:x="11.384cm" svg:y="14.936cm" svg:viewBox="0 0 790 790" svg:d="M395 790c105 0 205-41 279-115s116-175 116-280-42-205-116-279-174-116-279-116c-104 0-205 42-279 116-73 74-116 174-116 279s43 206 116 280c74 74 175 115 279 115z">
          <text:p/>
        </draw:path>
        <draw:path draw:style-name="gr3" draw:text-style-name="P3" draw:layer="layout" svg:width="0.789cm" svg:height="0.788cm" svg:x="6.923cm" svg:y="17.907cm" svg:viewBox="0 0 790 789" svg:d="M395 789c104 0 205-41 279-115 74-75 116-175 116-280s-42-205-116-279-175-115-279-115c-105 0-205 41-279 115s-116 174-116 279 42 205 116 280c74 74 174 115 279 115z">
          <text:p/>
        </draw:path>
        <draw:path draw:style-name="gr3" draw:text-style-name="P3" draw:layer="layout" svg:width="0.789cm" svg:height="0.789cm" svg:x="8.555cm" svg:y="15.01cm" svg:viewBox="0 0 790 790" svg:d="M395 790c104 0 205-42 279-116 74-73 116-174 116-278 0-106-42-206-116-280s-175-116-279-116c-105 0-205 42-279 116s-116 174-116 280c0 104 42 205 116 278 74 74 174 116 279 116z">
          <text:p/>
        </draw:path>
        <draw:path draw:style-name="gr3" draw:text-style-name="P3" draw:layer="layout" svg:width="0.789cm" svg:height="0.789cm" svg:x="13.97cm" svg:y="19.068cm" svg:viewBox="0 0 790 790" svg:d="M395 790c104 0 204-41 279-115 74-74 116-175 116-279 0-105-42-206-116-280-75-74-175-116-279-116-105 0-205 42-279 116s-116 175-116 280c0 104 42 205 116 279s174 115 279 115z">
          <text:p/>
        </draw:path>
        <draw:path draw:style-name="gr3" draw:text-style-name="P3" draw:layer="layout" svg:width="0.789cm" svg:height="0.789cm" svg:x="12.22cm" svg:y="19.747cm" svg:viewBox="0 0 790 790" svg:d="M394 790c105 0 205-41 279-115s117-175 117-279c0-106-43-206-117-280s-174-116-279-116c-104 0-205 42-279 116s-115 174-115 280c0 104 41 205 115 279s175 115 279 115z">
          <text:p/>
        </draw:path>
        <draw:path draw:style-name="gr3" draw:text-style-name="P3" draw:layer="layout" svg:width="0.789cm" svg:height="0.789cm" svg:x="8.532cm" svg:y="18.858cm" svg:viewBox="0 0 790 790" svg:d="M395 790c104 0 206-41 280-115s115-175 115-280-41-205-115-279-176-116-280-116c-105 0-205 42-279 116s-116 174-116 279 42 206 116 280 174 115 279 115z">
          <text:p/>
        </draw:path>
        <draw:path draw:style-name="gr3" draw:text-style-name="P3" draw:layer="layout" svg:width="0.789cm" svg:height="0.789cm" svg:x="14.357cm" svg:y="17.658cm" svg:viewBox="0 0 790 790" svg:d="M396 790c104 0 205-42 279-116 74-73 115-174 115-278 0-105-41-205-115-279-74-75-175-117-279-117-105 0-206 42-280 117-74 74-116 174-116 279 0 104 42 205 116 278 74 74 175 116 280 116z">
          <text:p/>
        </draw:path>
        <draw:path draw:style-name="gr3" draw:text-style-name="P3" draw:layer="layout" svg:width="0.789cm" svg:height="0.789cm" svg:x="9.368cm" svg:y="18.865cm" svg:viewBox="0 0 790 790" svg:d="M394 790c106 0 206-42 280-116s116-174 116-280c0-104-42-205-116-279s-174-115-280-115c-105 0-205 41-279 115s-115 175-115 279c0 106 41 206 115 280s174 116 279 116z">
          <text:p/>
        </draw:path>
        <draw:path draw:style-name="gr4" draw:text-style-name="P4" draw:layer="layout" svg:width="0.789cm" svg:height="0.789cm" svg:x="9.232cm" svg:y="14.637cm" svg:viewBox="0 0 790 790" svg:d="M394 790c105 0 205-42 280-117 74-73 116-174 116-278 0-105-42-205-116-279-75-74-175-116-280-116-104 0-205 42-279 116s-115 174-115 279c0 104 41 205 115 278 74 75 175 117 279 117z">
          <text:p/>
        </draw:path>
        <draw:polygon draw:style-name="gr3" draw:text-style-name="P3" draw:layer="layout" svg:width="0.789cm" svg:height="0.789cm" svg:x="3.379cm" svg:y="11.259cm" svg:viewBox="0 0 790 790" draw:points="395,0 0,790 790,790">
          <text:p/>
        </draw:polygon>
        <draw:polygon draw:style-name="gr3" draw:text-style-name="P3" draw:layer="layout" svg:width="0.789cm" svg:height="0.789cm" svg:x="5.881cm" svg:y="10.365cm" svg:viewBox="0 0 790 790" draw:points="396,0 0,790 790,790">
          <text:p/>
        </draw:polygon>
        <draw:polygon draw:style-name="gr3" draw:text-style-name="P3" draw:layer="layout" svg:width="0.789cm" svg:height="0.789cm" svg:x="5.104cm" svg:y="8.45cm" svg:viewBox="0 0 790 790" draw:points="396,0 0,790 790,790">
          <text:p/>
        </draw:polygon>
        <draw:polygon draw:style-name="gr3" draw:text-style-name="P3" draw:layer="layout" svg:width="0.789cm" svg:height="0.789cm" svg:x="4.038cm" svg:y="13.303cm" svg:viewBox="0 0 790 790" draw:points="396,0 0,790 790,790">
          <text:p/>
        </draw:polygon>
        <draw:polygon draw:style-name="gr3" draw:text-style-name="P3" draw:layer="layout" svg:width="0.789cm" svg:height="0.789cm" svg:x="2.566cm" svg:y="11.823cm" svg:viewBox="0 0 790 790" draw:points="396,0 0,790 790,790">
          <text:p/>
        </draw:polygon>
        <draw:polygon draw:style-name="gr3" draw:text-style-name="P3" draw:layer="layout" svg:width="0.789cm" svg:height="0.788cm" svg:x="5.515cm" svg:y="13.555cm" svg:viewBox="0 0 790 789" draw:points="396,0 0,789 790,789">
          <text:p/>
        </draw:polygon>
        <draw:polygon draw:style-name="gr3" draw:text-style-name="P3" draw:layer="layout" svg:width="0.788cm" svg:height="0.789cm" svg:x="3.627cm" svg:y="8.959cm" svg:viewBox="0 0 789 790" draw:points="394,0 0,790 789,790">
          <text:p/>
        </draw:polygon>
        <draw:polygon draw:style-name="gr3" draw:text-style-name="P3" draw:layer="layout" svg:width="0.788cm" svg:height="0.789cm" svg:x="6.559cm" svg:y="12.555cm" svg:viewBox="0 0 789 790" draw:points="395,0 0,790 789,790">
          <text:p/>
        </draw:polygon>
        <draw:polygon draw:style-name="gr3" draw:text-style-name="P3" draw:layer="layout" svg:width="0.789cm" svg:height="0.789cm" svg:x="5.859cm" svg:y="12.126cm" svg:viewBox="0 0 790 790" draw:points="396,0 0,790 790,790">
          <text:p/>
        </draw:polygon>
        <draw:polygon draw:style-name="gr3" draw:text-style-name="P3" draw:layer="layout" svg:width="0.789cm" svg:height="0.789cm" svg:x="4.437cm" svg:y="8.465cm" svg:viewBox="0 0 790 790" draw:points="394,0 0,790 790,790">
          <text:p/>
        </draw:polygon>
        <draw:polygon draw:style-name="gr3" draw:text-style-name="P3" draw:layer="layout" svg:width="0.789cm" svg:height="0.789cm" svg:x="1.852cm" svg:y="8.897cm" svg:viewBox="0 0 790 790" draw:points="396,0 0,790 790,790">
          <text:p/>
        </draw:polygon>
        <draw:polygon draw:style-name="gr3" draw:text-style-name="P3" draw:layer="layout" svg:width="0.789cm" svg:height="0.789cm" svg:x="6.073cm" svg:y="9.286cm" svg:viewBox="0 0 790 790" draw:points="394,0 0,790 790,790">
          <text:p/>
        </draw:polygon>
        <draw:polygon draw:style-name="gr3" draw:text-style-name="P3" draw:layer="layout" svg:width="0.789cm" svg:height="0.789cm" svg:x="5.904cm" svg:y="6.939cm" svg:viewBox="0 0 790 790" draw:points="395,0 0,790 790,790">
          <text:p/>
        </draw:polygon>
        <draw:polygon draw:style-name="gr3" draw:text-style-name="P3" draw:layer="layout" svg:width="0.789cm" svg:height="0.789cm" svg:x="8.956cm" svg:y="9.778cm" svg:viewBox="0 0 790 790" draw:points="395,0 0,790 790,790">
          <text:p/>
        </draw:polygon>
        <draw:polygon draw:style-name="gr3" draw:text-style-name="P3" draw:layer="layout" svg:width="0.789cm" svg:height="0.789cm" svg:x="7.035cm" svg:y="4.029cm" svg:viewBox="0 0 790 790" draw:points="394,0 0,790 790,790">
          <text:p/>
        </draw:polygon>
        <draw:polygon draw:style-name="gr3" draw:text-style-name="P3" draw:layer="layout" svg:width="0.789cm" svg:height="0.788cm" svg:x="5.75cm" svg:y="4.824cm" svg:viewBox="0 0 790 789" draw:points="396,0 0,789 790,789">
          <text:p/>
        </draw:polygon>
        <draw:polygon draw:style-name="gr3" draw:text-style-name="P3" draw:layer="layout" svg:width="0.788cm" svg:height="0.789cm" svg:x="7.531cm" svg:y="11.964cm" svg:viewBox="0 0 789 790" draw:points="394,0 0,790 789,790">
          <text:p/>
        </draw:polygon>
        <draw:polygon draw:style-name="gr3" draw:text-style-name="P3" draw:layer="layout" svg:width="0.789cm" svg:height="0.789cm" svg:x="9.032cm" svg:y="4.811cm" svg:viewBox="0 0 790 790" draw:points="396,0 0,790 790,790">
          <text:p/>
        </draw:polygon>
        <draw:polygon draw:style-name="gr3" draw:text-style-name="P3" draw:layer="layout" svg:width="0.789cm" svg:height="0.789cm" svg:x="6.448cm" svg:y="8.042cm" svg:viewBox="0 0 790 790" draw:points="395,0 0,790 790,790">
          <text:p/>
        </draw:polygon>
        <draw:polygon draw:style-name="gr3" draw:text-style-name="P3" draw:layer="layout" svg:width="0.789cm" svg:height="0.789cm" svg:x="9.183cm" svg:y="8.274cm" svg:viewBox="0 0 790 790" draw:points="395,0 0,790 790,790">
          <text:p/>
        </draw:polygon>
        <draw:polygon draw:style-name="gr3" draw:text-style-name="P3" draw:layer="layout" svg:width="0.789cm" svg:height="0.789cm" svg:x="8.349cm" svg:y="8.93cm" svg:viewBox="0 0 790 790" draw:points="394,0 0,790 790,790">
          <text:p/>
        </draw:polygon>
        <draw:polygon draw:style-name="gr3" draw:text-style-name="P3" draw:layer="layout" svg:width="0.789cm" svg:height="0.788cm" svg:x="4.548cm" svg:y="5.641cm" svg:viewBox="0 0 790 789" draw:points="394,0 0,789 790,789">
          <text:p/>
        </draw:polygon>
        <draw:polygon draw:style-name="gr3" draw:text-style-name="P3" draw:layer="layout" svg:width="0.789cm" svg:height="0.789cm" svg:x="8.843cm" svg:y="11.013cm" svg:viewBox="0 0 790 790" draw:points="395,0 0,790 790,790">
          <text:p/>
        </draw:polygon>
        <draw:polygon draw:style-name="gr3" draw:text-style-name="P3" draw:layer="layout" svg:width="0.788cm" svg:height="0.789cm" svg:x="4.814cm" svg:y="12.022cm" svg:viewBox="0 0 789 790" draw:points="395,0 0,790 789,790">
          <text:p/>
        </draw:polygon>
        <draw:polygon draw:style-name="gr3" draw:text-style-name="P3" draw:layer="layout" svg:width="0.789cm" svg:height="0.789cm" svg:x="3.905cm" svg:y="6.89cm" svg:viewBox="0 0 790 790" draw:points="395,0 0,790 790,790">
          <text:p/>
        </draw:polygon>
        <draw:path draw:style-name="gr5" draw:text-style-name="P5" draw:layer="layout" svg:width="0.303cm" svg:height="0.36cm" svg:x="7.812cm" svg:y="22.631cm" svg:viewBox="0 0 304 361" svg:d="M49 40v281h59c50 0 87-10 110-33s35-58 35-108c0-48-12-83-35-106-23-22-60-34-110-34zM0 0h101c69 0 122 15 154 44 33 29 49 74 49 136 0 63-17 109-49 138-33 29-85 43-154 43h-101z">
          <text:p/>
        </draw:path>
        <draw:path draw:style-name="gr5" draw:text-style-name="P5" draw:layer="layout" svg:width="0.044cm" svg:height="0.375cm" svg:x="8.191cm" svg:y="22.616cm" svg:viewBox="0 0 45 376" svg:d="M0 106h45v270h-45zM0 0h45v56h-45z">
          <text:p/>
        </draw:path>
        <draw:path draw:style-name="gr5" draw:text-style-name="P5" draw:layer="layout" svg:width="0.394cm" svg:height="0.276cm" svg:x="8.327cm" svg:y="22.715cm" svg:viewBox="0 0 395 277" svg:d="M213 59c10-21 24-35 39-45 15-9 34-14 55-14 28 0 49 10 65 30 15 19 23 48 23 84v163h-45v-161c0-26-5-45-14-58s-23-20-42-20c-23 0-41 8-54 25-14 15-20 36-20 62v152h-45v-161c0-26-4-45-13-58-10-13-25-20-44-20-23 0-41 8-54 25-13 15-20 36-20 62v152h-44v-271h44v42c10-16 22-28 37-36 13-8 30-12 50-12 21 0 37 5 51 15s24 24 31 44z">
          <text:p/>
        </draw:path>
        <draw:polygon draw:style-name="gr5" draw:text-style-name="P5" draw:layer="layout" svg:width="0.214cm" svg:height="0.36cm" svg:x="8.974cm" svg:y="22.631cm" svg:viewBox="0 0 215 361" draw:points="7,320 87,320 87,45 0,62 0,18 86,0 136,0 136,320 215,320 215,361 7,361">
          <text:p/>
        </draw:polygon>
        <draw:path draw:style-name="gr5" draw:text-style-name="P5" draw:layer="layout" svg:width="0.36cm" svg:height="0.303cm" svg:x="0.269cm" svg:y="12.956cm" svg:viewBox="0 0 361 304" svg:d="M40 255h281v-59c0-50-11-86-34-110-23-22-59-34-107-34-49 0-84 12-107 34-22 24-33 60-33 110zM0 304v-100c0-71 15-122 43-155 29-32 75-49 137-49s108 17 137 50c30 32 44 84 44 154v100z">
          <text:p/>
        </draw:path>
        <draw:path draw:style-name="gr5" draw:text-style-name="P5" draw:layer="layout" svg:width="0.375cm" svg:height="0.045cm" svg:x="0.254cm" svg:y="12.836cm" svg:viewBox="0 0 376 46" svg:d="M105 46v-46h271v46zM0 46v-46h56v46z">
          <text:p/>
        </draw:path>
        <draw:path draw:style-name="gr5" draw:text-style-name="P5" draw:layer="layout" svg:width="0.277cm" svg:height="0.394cm" svg:x="0.352cm" svg:y="12.351cm" svg:viewBox="0 0 278 395" svg:d="M59 183c-20-11-34-24-44-39-10-16-15-34-15-55 0-28 10-51 30-66s49-23 85-23h163v44h-162c-25 0-45 5-58 14-13 11-19 24-19 43 0 23 8 42 24 55 15 13 36 20 62 20h153v44h-162c-25 0-45 5-58 14s-19 24-19 42c0 23 8 41 24 55 15 13 36 20 62 20h153v44h-271v-44h42c-17-10-29-23-37-37s-12-31-12-50c0-20 5-36 15-50s25-24 44-31z">
          <text:p/>
        </draw:path>
        <draw:path draw:style-name="gr5" draw:text-style-name="P5" draw:layer="layout" svg:width="0.367cm" svg:height="0.229cm" svg:x="0.262cm" svg:y="11.887cm" svg:viewBox="0 0 368 230" svg:d="M327 171v-171h41v230h-41c-19-18-46-44-78-76-32-31-53-52-62-60-18-17-32-28-45-34-12-6-24-9-36-9-19 0-34 7-46 20-12 15-19 32-19 54 0 15 3 31 8 48 6 17 14 35 25 54h-50c-8-19-14-38-18-54-4-17-6-33-6-47 0-37 10-68 29-90 18-23 43-34 74-34 15 0 29 3 42 8 13 6 29 16 47 31 5 4 18 16 41 38 22 23 53 53 94 92z">
          <text:p/>
        </draw:path>
        <draw:line draw:style-name="gr6" draw:text-style-name="P6" draw:layer="layout" svg:x1="0.996cm" svg:y1="22.352cm" svg:x2="0.996cm" svg:y2="2.794cm">
          <text:p/>
        </draw:line>
        <draw:line draw:style-name="gr6" draw:text-style-name="P6" draw:layer="layout" svg:x1="16.002cm" svg:y1="22.352cm" svg:x2="16.002cm" svg:y2="2.794cm">
          <text:p/>
        </draw:line>
        <draw:line draw:style-name="gr6" draw:text-style-name="P6" draw:layer="layout" svg:x1="0.996cm" svg:y1="22.352cm" svg:x2="16.002cm" svg:y2="22.352cm">
          <text:p/>
        </draw:line>
        <draw:line draw:style-name="gr6" draw:text-style-name="P6" draw:layer="layout" svg:x1="0.996cm" svg:y1="2.794cm" svg:x2="16.002cm" svg:y2="2.794cm">
          <text:p/>
        </draw:line>
        <draw:path draw:style-name="gr5" draw:text-style-name="P5" draw:layer="layout" svg:width="0.199cm" svg:height="0.309cm" svg:x="7.244cm" svg:y="2.273cm" svg:viewBox="0 0 200 310" svg:d="M43 35v117h52c20 0 35-5 45-15 11-10 16-25 16-43 0-19-5-33-16-43-10-10-25-16-45-16zM0 0h95c35 0 61 8 79 24 17 17 26 39 26 70 0 30-9 53-26 69-18 15-44 23-79 23h-52v124h-43z">
          <text:p/>
        </draw:path>
        <draw:path draw:style-name="gr5" draw:text-style-name="P5" draw:layer="layout" svg:width="0.136cm" svg:height="0.237cm" svg:x="7.489cm" svg:y="2.345cm" svg:viewBox="0 0 137 238" svg:d="M137 41c-5-3-9-4-14-6-6-1-11-1-17-1-22 0-38 7-50 21-11 14-17 34-17 60v123h-39v-233h39v36c8-14 18-24 31-31s28-10 47-10c3 0 6 0 9 0 3 1 6 1 11 2z">
          <text:p/>
        </draw:path>
        <draw:path draw:style-name="gr5" draw:text-style-name="P5" draw:layer="layout" svg:width="0.215cm" svg:height="0.242cm" svg:x="7.639cm" svg:y="2.345cm" svg:viewBox="0 0 216 243" svg:d="M216 112v18h-176c1 26 9 47 23 60 14 15 34 22 59 22 15 0 29-2 43-5 14-4 28-9 42-18v37c-14 6-28 11-43 13-15 3-29 4-44 4-37 0-66-10-88-31-21-23-32-52-32-89s10-67 30-90c21-22 49-33 83-33 32 0 56 10 76 30 17 20 27 47 27 82zM177 101c0-21-7-38-18-50-11-13-27-19-45-19-21 0-38 6-51 18s-20 29-22 51z">
          <text:p/>
        </draw:path>
        <draw:path draw:style-name="gr5" draw:text-style-name="P5" draw:layer="layout" svg:width="0.207cm" svg:height="0.327cm" svg:x="7.899cm" svg:y="2.26cm" svg:viewBox="0 0 208 328" svg:d="M170 125v-125h38v323h-38v-35c-8 14-18 24-30 31-13 6-27 9-44 9-29 0-52-11-69-33-18-22-27-51-27-88s9-66 27-89c17-22 40-33 69-33 17 0 31 3 44 10 12 7 22 17 30 30zM40 207c0 28 5 50 17 66 11 16 28 24 48 24s36-8 48-24c11-16 17-38 17-66 0-29-6-50-17-66-12-16-28-24-48-24s-37 8-48 24c-12 16-17 37-17 66z">
          <text:p/>
        </draw:path>
        <draw:path draw:style-name="gr5" draw:text-style-name="P5" draw:layer="layout" svg:width="0.249cm" svg:height="0.319cm" svg:x="8.303cm" svg:y="2.268cm" svg:viewBox="0 0 250 320" svg:d="M250 29v44c-14-13-29-22-45-29s-33-10-51-10c-35 0-62 11-81 33-18 21-28 52-28 94 0 40 10 72 28 93 19 22 46 32 81 32 18 0 35-2 51-9s31-16 45-29v43c-15 10-30 17-46 22-17 5-34 7-52 7-47 0-84-14-111-42s-41-67-41-117c0-51 14-90 41-119 27-28 64-42 111-42 19 0 36 2 52 7s32 12 46 22z">
          <text:p/>
        </draw:path>
        <draw:polygon draw:style-name="gr5" draw:text-style-name="P5" draw:layer="layout" svg:width="0.038cm" svg:height="0.322cm" svg:x="8.615cm" svg:y="2.26cm" svg:viewBox="0 0 39 323" draw:points="0,323 39,323 39,0 0,0">
          <text:p/>
        </draw:polygon>
        <draw:path draw:style-name="gr5" draw:text-style-name="P5" draw:layer="layout" svg:width="0.196cm" svg:height="0.242cm" svg:x="8.718cm" svg:y="2.345cm" svg:viewBox="0 0 197 243" svg:d="M120 120c-31 0-52 4-64 11s-18 19-18 36c0 14 4 25 13 33s21 12 37 12c21 0 38-7 50-23 13-15 21-35 21-60v-9zM197 105v133h-38v-35c-10 14-21 24-34 31-13 6-29 9-47 9-24 0-43-6-57-19s-21-32-21-54c0-26 9-46 26-59 18-13 43-20 78-20h55v-4c0-17-7-31-19-41-11-9-27-14-48-14-14 0-26 2-39 5s-25 8-36 14v-35c14-5 27-9 40-12s26-4 39-4c33 0 58 9 76 26 16 17 25 44 25 79z">
          <text:p/>
        </draw:path>
        <draw:path draw:style-name="gr5" draw:text-style-name="P5" draw:layer="layout" svg:width="0.177cm" svg:height="0.242cm" svg:x="8.975cm" svg:y="2.345cm" svg:viewBox="0 0 178 243" svg:d="M166 12v36c-11-5-22-9-34-12s-23-4-36-4c-20 0-34 2-44 8-9 6-13 15-13 26 0 9 3 16 10 21 6 5 20 10 41 14l13 3c28 6 47 15 58 25s17 25 17 44c0 22-9 39-25 52-17 12-41 18-72 18-12 0-25-1-39-3-13-2-27-6-42-11v-40c14 9 28 14 41 18 14 3 28 5 41 5 19 0 33-3 43-9 9-6 14-16 14-27 0-10-4-18-11-24-6-5-22-11-46-16l-13-3c-24-5-41-13-52-23-10-10-15-24-15-42 0-22 7-39 23-50 15-12 37-18 67-18 14 0 27 1 39 3 13 2 24 5 35 9z">
          <text:p/>
        </draw:path>
        <draw:path draw:style-name="gr5" draw:text-style-name="P5" draw:layer="layout" svg:width="0.177cm" svg:height="0.242cm" svg:x="9.196cm" svg:y="2.345cm" svg:viewBox="0 0 178 243" svg:d="M165 12v36c-11-5-22-9-33-12-12-3-24-4-36-4-19 0-34 2-43 8-10 6-15 15-15 26 0 9 3 16 11 21 7 5 21 10 41 14l13 3c27 6 46 15 58 25 11 10 17 25 17 44 0 22-9 39-26 52-17 12-41 18-70 18-13 0-26-1-40-3s-28-6-42-11v-40c14 9 28 14 41 18 15 3 28 5 42 5 17 0 31-3 41-9 9-6 15-16 15-27 0-10-4-18-11-24-7-5-22-11-46-16l-13-3c-24-5-42-13-52-23-11-10-16-24-16-42 0-22 8-39 23-50 15-12 38-18 67-18 14 0 27 1 40 3 12 2 24 5 34 9z">
          <text:p/>
        </draw:path>
        <draw:polygon draw:style-name="gr5" draw:text-style-name="P5" draw:layer="layout" svg:width="0.184cm" svg:height="0.309cm" svg:x="9.574cm" svg:y="2.273cm" svg:viewBox="0 0 185 310" draw:points="6,275 76,275 76,39 0,54 0,15 75,0 117,0 117,275 185,275 185,310 6,310">
          <text:p/>
        </draw:polygon>
        <draw:polygon draw:style-name="gr1" draw:text-style-name="P1" draw:layer="layout" svg:width="17.118cm" svg:height="15.837cm" svg:x="20.481cm" svg:y="4.654cm" svg:viewBox="0 0 17119 15838" draw:points="0,15838 17119,15838 17119,0 0,0">
          <text:p/>
        </draw:polygon>
        <draw:path draw:style-name="gr3" draw:text-style-name="P3" draw:layer="layout" svg:width="0.788cm" svg:height="0.789cm" svg:x="33.507cm" svg:y="14.263cm" svg:viewBox="0 0 789 790" svg:d="M394 790c105 0 205-42 279-116s116-174 116-279-42-206-116-279c-74-74-174-116-279-116s-205 42-279 116c-74 73-115 174-115 279s41 205 115 279 174 116 279 116z">
          <text:p/>
        </draw:path>
        <draw:path draw:style-name="gr3" draw:text-style-name="P3" draw:layer="layout" svg:width="0.788cm" svg:height="0.789cm" svg:x="30.152cm" svg:y="15.363cm" svg:viewBox="0 0 789 790" svg:d="M395 790c105 0 205-41 279-115s115-175 115-279c0-105-41-205-115-279s-174-117-279-117-205 43-280 117c-74 74-115 174-115 279 0 104 41 205 115 279 75 74 175 115 280 115z">
          <text:p/>
        </draw:path>
        <draw:path draw:style-name="gr3" draw:text-style-name="P3" draw:layer="layout" svg:width="0.789cm" svg:height="0.789cm" svg:x="35.778cm" svg:y="11.223cm" svg:viewBox="0 0 790 790" svg:d="M395 790c105 0 205-41 279-115s116-175 116-279c0-105-42-206-116-280s-174-116-279-116c-104 0-205 42-279 116-75 74-116 175-116 280 0 104 41 205 116 279 74 74 175 115 279 115z">
          <text:p/>
        </draw:path>
        <draw:path draw:style-name="gr3" draw:text-style-name="P3" draw:layer="layout" svg:width="0.789cm" svg:height="0.789cm" svg:x="30.305cm" svg:y="18.777cm" svg:viewBox="0 0 790 790" svg:d="M395 790c105 0 205-42 279-116s116-175 116-280c0-104-42-205-116-279s-174-115-279-115c-104 0-205 41-279 115s-116 175-116 279c0 105 42 206 116 280s175 116 279 116z">
          <text:p/>
        </draw:path>
        <draw:path draw:style-name="gr4" draw:text-style-name="P4" draw:layer="layout" svg:width="0.789cm" svg:height="0.789cm" svg:x="29.602cm" svg:y="10.323cm" svg:viewBox="0 0 790 790" svg:d="M395 790c104 0 204-42 278-116 75-74 117-174 117-279s-42-206-117-280c-74-74-174-115-278-115-105 0-205 41-279 115s-116 175-116 280 42 205 116 279 174 116 279 116z">
          <text:p/>
        </draw:path>
        <draw:path draw:style-name="gr4" draw:text-style-name="P4" draw:layer="layout" svg:width="0.789cm" svg:height="0.789cm" svg:x="29.305cm" svg:y="9.346cm" svg:viewBox="0 0 790 790" svg:d="M396 790c104 0 205-42 279-116s115-175 115-280c0-104-41-205-115-279-74-73-175-115-279-115-105 0-206 42-280 115-74 74-116 175-116 279 0 105 42 206 116 280s175 116 280 116z">
          <text:p/>
        </draw:path>
        <draw:path draw:style-name="gr4" draw:text-style-name="P4" draw:layer="layout" svg:width="0.789cm" svg:height="0.789cm" svg:x="24.705cm" svg:y="10.077cm" svg:viewBox="0 0 790 790" svg:d="M395 790c105 0 205-41 279-115s116-176 116-280c0-105-42-205-116-279s-174-116-279-116c-104 0-205 42-280 116-74 74-115 174-115 279 0 104 41 206 115 280 75 74 176 115 280 115z">
          <text:p/>
        </draw:path>
        <draw:path draw:style-name="gr4" draw:text-style-name="P4" draw:layer="layout" svg:width="0.788cm" svg:height="0.789cm" svg:x="23.051cm" svg:y="11.341cm" svg:viewBox="0 0 789 790" svg:d="M395 790c105 0 205-41 279-115s115-175 115-279c0-105-41-205-115-279-74-75-174-117-279-117s-206 42-280 117c-74 74-115 174-115 279 0 104 41 205 115 279s175 115 280 115z">
          <text:p/>
        </draw:path>
        <draw:path draw:style-name="gr4" draw:text-style-name="P4" draw:layer="layout" svg:width="0.789cm" svg:height="0.789cm" svg:x="31.725cm" svg:y="7.22cm" svg:viewBox="0 0 790 790" svg:d="M395 790c105 0 205-42 279-116s116-174 116-279c0-104-42-206-116-280s-174-115-279-115c-104 0-205 41-280 115-74 74-115 176-115 280 0 105 41 205 115 279 75 74 176 116 280 116z">
          <text:p/>
        </draw:path>
        <draw:path draw:style-name="gr4" draw:text-style-name="P4" draw:layer="layout" svg:width="0.789cm" svg:height="0.789cm" svg:x="34.093cm" svg:y="9.977cm" svg:viewBox="0 0 790 790" svg:d="M395 790c105 0 205-42 279-116 74-75 116-175 116-279 0-105-42-205-116-279s-174-116-279-116c-104 0-205 42-280 116-74 74-115 174-115 279 0 104 41 204 115 279 75 74 176 116 280 116z">
          <text:p/>
        </draw:path>
        <draw:path draw:style-name="gr4" draw:text-style-name="P4" draw:layer="layout" svg:width="0.789cm" svg:height="0.789cm" svg:x="26.572cm" svg:y="9.013cm" svg:viewBox="0 0 790 790" svg:d="M394 790c105 0 205-41 280-115 74-74 116-175 116-279 0-105-42-205-116-279-75-75-175-117-280-117-104 0-205 42-279 117-74 74-115 174-115 279 0 104 41 205 115 279s175 115 279 115z">
          <text:p/>
        </draw:path>
        <draw:path draw:style-name="gr4" draw:text-style-name="P4" draw:layer="layout" svg:width="0.789cm" svg:height="0.789cm" svg:x="30.428cm" svg:y="7.507cm" svg:viewBox="0 0 790 790" svg:d="M394 790c105 0 205-43 279-117 75-74 117-174 117-279 0-104-42-204-117-278-74-74-174-116-279-116-104 0-205 42-279 116s-115 174-115 278c0 105 41 205 115 279s175 117 279 117z">
          <text:p/>
        </draw:path>
        <draw:path draw:style-name="gr4" draw:text-style-name="P4" draw:layer="layout" svg:width="0.789cm" svg:height="0.789cm" svg:x="22.352cm" svg:y="12.902cm" svg:viewBox="0 0 790 790" svg:d="M396 790c104 0 205-42 279-116 73-74 115-174 115-279 0-104-42-205-115-279-74-75-175-116-279-116-105 0-205 41-279 116-75 74-117 175-117 279 0 105 42 205 117 279 74 74 174 116 279 116z">
          <text:p/>
        </draw:path>
        <draw:path draw:style-name="gr4" draw:text-style-name="P4" draw:layer="layout" svg:width="0.789cm" svg:height="0.789cm" svg:x="24.124cm" svg:y="15.992cm" svg:viewBox="0 0 790 790" svg:d="M394 790c105 0 205-42 279-116 75-74 117-174 117-278 0-105-42-205-117-280-74-74-174-116-279-116-104 0-205 42-279 116-73 75-115 175-115 280 0 104 42 204 115 278 74 74 175 116 279 116z">
          <text:p/>
        </draw:path>
        <draw:path draw:style-name="gr4" draw:text-style-name="P4" draw:layer="layout" svg:width="0.789cm" svg:height="0.788cm" svg:x="27.919cm" svg:y="8.397cm" svg:viewBox="0 0 790 789" svg:d="M395 789c105 0 205-41 279-115 74-75 116-175 116-280s-42-205-116-279-174-115-279-115c-104 0-205 41-279 115-75 74-116 174-116 279s41 205 116 280c74 74 175 115 279 115z">
          <text:p/>
        </draw:path>
        <draw:path draw:style-name="gr4" draw:text-style-name="P4" draw:layer="layout" svg:width="0.788cm" svg:height="0.789cm" svg:x="31.41cm" svg:y="5.579cm" svg:viewBox="0 0 789 790" svg:d="M394 790c105 0 206-41 280-115s115-175 115-279c0-106-41-206-115-280s-175-116-280-116-205 42-279 116-115 174-115 280c0 104 41 205 115 279s174 115 279 115z">
          <text:p/>
        </draw:path>
        <draw:path draw:style-name="gr4" draw:text-style-name="P4" draw:layer="layout" svg:width="0.789cm" svg:height="0.789cm" svg:x="27.093cm" svg:y="9.277cm" svg:viewBox="0 0 790 790" svg:d="M396 790c104 0 205-42 279-116s115-175 115-280c0-104-41-205-115-279s-175-115-279-115c-105 0-205 41-279 115-75 74-117 175-117 279 0 105 42 206 117 280 74 74 174 116 279 116z">
          <text:p/>
        </draw:path>
        <draw:path draw:style-name="gr4" draw:text-style-name="P4" draw:layer="layout" svg:width="0.789cm" svg:height="0.788cm" svg:x="25.734cm" svg:y="17.602cm" svg:viewBox="0 0 790 789" svg:d="M395 789c104 0 204-41 279-115 74-74 116-174 116-279s-42-205-116-280c-75-74-175-115-279-115-105 0-205 41-279 115-74 75-116 175-116 280s42 205 116 279 174 115 279 115z">
          <text:p/>
        </draw:path>
        <draw:path draw:style-name="gr4" draw:text-style-name="P4" draw:layer="layout" svg:width="0.789cm" svg:height="0.789cm" svg:x="33.243cm" svg:y="7.023cm" svg:viewBox="0 0 790 790" svg:d="M396 790c104 0 204-42 278-116s116-174 116-280c0-104-42-205-116-279s-174-115-278-115c-105 0-206 41-280 115s-116 175-116 279c0 106 42 206 116 280s175 116 280 116z">
          <text:p/>
        </draw:path>
        <draw:path draw:style-name="gr4" draw:text-style-name="P4" draw:layer="layout" svg:width="0.789cm" svg:height="0.789cm" svg:x="32.288cm" svg:y="16.819cm" svg:viewBox="0 0 790 790" svg:d="M395 790c105 0 206-42 280-116s115-174 115-279c0-104-41-204-115-279-74-74-175-116-280-116s-205 42-279 116c-74 75-116 175-116 279 0 105 42 205 116 279s174 116 279 116z">
          <text:p/>
        </draw:path>
        <draw:path draw:style-name="gr4" draw:text-style-name="P4" draw:layer="layout" svg:width="0.788cm" svg:height="0.789cm" svg:x="25.747cm" svg:y="16.563cm" svg:viewBox="0 0 789 790" svg:d="M394 790c105 0 205-41 280-115 74-74 115-175 115-279 0-106-41-206-115-280-75-74-175-116-280-116s-205 42-279 116-115 174-115 280c0 104 41 205 115 279s174 115 279 115z">
          <text:p/>
        </draw:path>
        <draw:path draw:style-name="gr4" draw:text-style-name="P4" draw:layer="layout" svg:width="0.788cm" svg:height="0.788cm" svg:x="29.477cm" svg:y="8.619cm" svg:viewBox="0 0 789 789" svg:d="M395 789c105 0 205-41 279-115s115-174 115-280c0-105-41-205-115-279s-174-115-279-115-205 41-279 115c-75 74-116 174-116 279 0 106 41 206 116 280 74 74 174 115 279 115z">
          <text:p/>
        </draw:path>
        <draw:path draw:style-name="gr4" draw:text-style-name="P4" draw:layer="layout" svg:width="0.789cm" svg:height="0.789cm" svg:x="34.503cm" svg:y="10.384cm" svg:viewBox="0 0 790 790" svg:d="M395 790c104 0 205-42 279-116s116-174 116-279c0-104-42-206-116-280s-175-115-279-115c-105 0-205 41-279 115s-116 176-116 280c0 105 42 205 116 279s174 116 279 116z">
          <text:p/>
        </draw:path>
        <draw:path draw:style-name="gr4" draw:text-style-name="P4" draw:layer="layout" svg:width="0.789cm" svg:height="0.789cm" svg:x="21.513cm" svg:y="10.879cm" svg:viewBox="0 0 790 790" svg:d="M396 790c104 0 205-42 279-116s115-175 115-280c0-104-41-205-115-278-74-74-175-116-279-116-105 0-205 42-280 116-74 73-116 174-116 278 0 105 42 206 116 280 75 74 175 116 280 116z">
          <text:p/>
        </draw:path>
        <draw:path draw:style-name="gr4" draw:text-style-name="P4" draw:layer="layout" svg:width="0.789cm" svg:height="0.789cm" svg:x="25.638cm" svg:y="16.845cm" svg:viewBox="0 0 790 790" svg:d="M395 790c104 0 205-42 279-116 73-74 116-174 116-279 0-104-43-205-116-279-74-75-175-116-279-116-105 0-205 41-279 116-74 74-116 175-116 279 0 105 42 205 116 279s174 116 279 116z">
          <text:p/>
        </draw:path>
        <draw:polygon draw:style-name="gr4" draw:text-style-name="P4" draw:layer="layout" svg:width="0.789cm" svg:height="0.789cm" svg:x="33.661cm" svg:y="13.266cm" svg:viewBox="0 0 790 790" draw:points="394,0 0,790 790,790">
          <text:p/>
        </draw:polygon>
        <draw:polygon draw:style-name="gr4" draw:text-style-name="P4" draw:layer="layout" svg:width="0.789cm" svg:height="0.789cm" svg:x="28.926cm" svg:y="11.527cm" svg:viewBox="0 0 790 790" draw:points="394,0 0,790 790,790">
          <text:p/>
        </draw:polygon>
        <draw:polygon draw:style-name="gr4" draw:text-style-name="P4" draw:layer="layout" svg:width="0.789cm" svg:height="0.789cm" svg:x="31.236cm" svg:y="12.204cm" svg:viewBox="0 0 790 790" draw:points="394,0 0,790 790,790">
          <text:p/>
        </draw:polygon>
        <draw:polygon draw:style-name="gr4" draw:text-style-name="P4" draw:layer="layout" svg:width="0.789cm" svg:height="0.789cm" svg:x="26.813cm" svg:y="17.807cm" svg:viewBox="0 0 790 790" draw:points="395,0 0,790 790,790">
          <text:p/>
        </draw:polygon>
        <draw:polygon draw:style-name="gr4" draw:text-style-name="P4" draw:layer="layout" svg:width="0.789cm" svg:height="0.789cm" svg:x="26.408cm" svg:y="14.745cm" svg:viewBox="0 0 790 790" draw:points="395,0 0,790 790,790">
          <text:p/>
        </draw:polygon>
        <draw:polygon draw:style-name="gr4" draw:text-style-name="P4" draw:layer="layout" svg:width="0.789cm" svg:height="0.789cm" svg:x="33.857cm" svg:y="14.445cm" svg:viewBox="0 0 790 790" draw:points="395,0 0,790 790,790">
          <text:p/>
        </draw:polygon>
        <draw:polygon draw:style-name="gr4" draw:text-style-name="P4" draw:layer="layout" svg:width="0.789cm" svg:height="0.789cm" svg:x="33.351cm" svg:y="8.903cm" svg:viewBox="0 0 790 790" draw:points="395,0 0,790 790,790">
          <text:p/>
        </draw:polygon>
        <draw:polygon draw:style-name="gr4" draw:text-style-name="P4" draw:layer="layout" svg:width="0.789cm" svg:height="0.789cm" svg:x="33.89cm" svg:y="12.061cm" svg:viewBox="0 0 790 790" draw:points="395,0 0,790 790,790">
          <text:p/>
        </draw:polygon>
        <draw:polygon draw:style-name="gr4" draw:text-style-name="P4" draw:layer="layout" svg:width="0.789cm" svg:height="0.789cm" svg:x="26.053cm" svg:y="13.643cm" svg:viewBox="0 0 790 790" draw:points="395,0 0,790 790,790">
          <text:p/>
        </draw:polygon>
        <draw:polygon draw:style-name="gr4" draw:text-style-name="P4" draw:layer="layout" svg:width="0.789cm" svg:height="0.789cm" svg:x="27.302cm" svg:y="13.625cm" svg:viewBox="0 0 790 790" draw:points="394,0 0,790 790,790">
          <text:p/>
        </draw:polygon>
        <draw:polygon draw:style-name="gr4" draw:text-style-name="P4" draw:layer="layout" svg:width="0.788cm" svg:height="0.789cm" svg:x="29.338cm" svg:y="14.422cm" svg:viewBox="0 0 789 790" draw:points="395,0 0,790 789,790">
          <text:p/>
        </draw:polygon>
        <draw:polygon draw:style-name="gr4" draw:text-style-name="P4" draw:layer="layout" svg:width="0.789cm" svg:height="0.789cm" svg:x="31.076cm" svg:y="10.034cm" svg:viewBox="0 0 790 790" draw:points="395,0 0,790 790,790">
          <text:p/>
        </draw:polygon>
        <draw:polygon draw:style-name="gr4" draw:text-style-name="P4" draw:layer="layout" svg:width="0.789cm" svg:height="0.789cm" svg:x="30.22cm" svg:y="17.834cm" svg:viewBox="0 0 790 790" draw:points="396,0 0,790 790,790">
          <text:p/>
        </draw:polygon>
        <draw:polygon draw:style-name="gr4" draw:text-style-name="P4" draw:layer="layout" svg:width="0.789cm" svg:height="0.789cm" svg:x="27.183cm" svg:y="12.601cm" svg:viewBox="0 0 790 790" draw:points="396,0 0,790 790,790">
          <text:p/>
        </draw:polygon>
        <draw:polygon draw:style-name="gr4" draw:text-style-name="P4" draw:layer="layout" svg:width="0.788cm" svg:height="0.789cm" svg:x="25.007cm" svg:y="10.45cm" svg:viewBox="0 0 789 790" draw:points="394,0 0,790 789,790">
          <text:p/>
        </draw:polygon>
        <draw:polygon draw:style-name="gr4" draw:text-style-name="P4" draw:layer="layout" svg:width="0.789cm" svg:height="0.789cm" svg:x="31.436cm" svg:y="12.58cm" svg:viewBox="0 0 790 790" draw:points="394,0 0,790 790,790">
          <text:p/>
        </draw:polygon>
        <draw:polygon draw:style-name="gr4" draw:text-style-name="P4" draw:layer="layout" svg:width="0.788cm" svg:height="0.789cm" svg:x="32.368cm" svg:y="13.708cm" svg:viewBox="0 0 789 790" draw:points="395,0 0,790 789,790">
          <text:p/>
        </draw:polygon>
        <draw:polygon draw:style-name="gr4" draw:text-style-name="P4" draw:layer="layout" svg:width="0.788cm" svg:height="0.789cm" svg:x="28.638cm" svg:y="11.313cm" svg:viewBox="0 0 789 790" draw:points="395,0 0,790 789,790">
          <text:p/>
        </draw:polygon>
        <draw:polygon draw:style-name="gr4" draw:text-style-name="P4" draw:layer="layout" svg:width="0.789cm" svg:height="0.789cm" svg:x="23.246cm" svg:y="14.773cm" svg:viewBox="0 0 790 790" draw:points="395,0 0,790 790,790">
          <text:p/>
        </draw:polygon>
        <draw:polygon draw:style-name="gr4" draw:text-style-name="P4" draw:layer="layout" svg:width="0.789cm" svg:height="0.789cm" svg:x="27.955cm" svg:y="18.616cm" svg:viewBox="0 0 790 790" draw:points="395,0 0,790 790,790">
          <text:p/>
        </draw:polygon>
        <draw:polygon draw:style-name="gr4" draw:text-style-name="P4" draw:layer="layout" svg:width="0.788cm" svg:height="0.789cm" svg:x="31.754cm" svg:y="10.859cm" svg:viewBox="0 0 789 790" draw:points="395,0 0,790 789,790">
          <text:p/>
        </draw:polygon>
        <draw:polygon draw:style-name="gr4" draw:text-style-name="P4" draw:layer="layout" svg:width="0.789cm" svg:height="0.789cm" svg:x="32.488cm" svg:y="18.669cm" svg:viewBox="0 0 790 790" draw:points="395,0 0,790 790,790">
          <text:p/>
        </draw:polygon>
        <draw:polygon draw:style-name="gr4" draw:text-style-name="P4" draw:layer="layout" svg:width="0.789cm" svg:height="0.789cm" svg:x="24.57cm" svg:y="12.619cm" svg:viewBox="0 0 790 790" draw:points="396,0 0,790 790,790">
          <text:p/>
        </draw:polygon>
        <draw:polygon draw:style-name="gr4" draw:text-style-name="P4" draw:layer="layout" svg:width="0.789cm" svg:height="0.788cm" svg:x="29.853cm" svg:y="8.038cm" svg:viewBox="0 0 790 789" draw:points="395,0 0,789 790,789">
          <text:p/>
        </draw:polygon>
        <draw:polygon draw:style-name="gr4" draw:text-style-name="P4" draw:layer="layout" svg:width="0.789cm" svg:height="0.789cm" svg:x="28.01cm" svg:y="15.336cm" svg:viewBox="0 0 790 790" draw:points="394,0 0,790 790,790">
          <text:p/>
        </draw:polygon>
        <draw:path draw:style-name="gr5" draw:text-style-name="P5" draw:layer="layout" svg:width="0.303cm" svg:height="0.36cm" svg:x="28.353cm" svg:y="20.771cm" svg:viewBox="0 0 304 361" svg:d="M49 40v281h59c49 0 87-11 110-35 23-22 35-58 35-106 0-49-12-84-35-106-23-23-61-34-110-34zM0 0h101c69 0 122 15 154 43 33 30 49 75 49 137s-17 107-49 138c-33 29-85 43-154 43h-101z">
          <text:p/>
        </draw:path>
        <draw:path draw:style-name="gr5" draw:text-style-name="P5" draw:layer="layout" svg:width="0.044cm" svg:height="0.375cm" svg:x="28.732cm" svg:y="20.756cm" svg:viewBox="0 0 45 376" svg:d="M0 106h45v270h-45zM0 0h45v56h-45z">
          <text:p/>
        </draw:path>
        <draw:path draw:style-name="gr5" draw:text-style-name="P5" draw:layer="layout" svg:width="0.394cm" svg:height="0.277cm" svg:x="28.868cm" svg:y="20.854cm" svg:viewBox="0 0 395 278" svg:d="M212 59c11-20 25-34 40-44s33-15 55-15c27 0 49 10 64 30 16 20 24 48 24 84v164h-45v-163c0-25-5-44-14-57s-23-19-42-19c-23 0-41 8-54 23-14 15-20 36-20 62v154h-45v-163c0-25-5-44-13-57-10-13-24-19-43-19-23 0-42 8-55 23-14 15-20 36-20 62v154h-44v-271h44v42c10-16 22-29 37-37 14-8 31-12 51-12s36 5 50 15 23 25 30 44z">
          <text:p/>
        </draw:path>
        <draw:polygon draw:style-name="gr5" draw:text-style-name="P5" draw:layer="layout" svg:width="0.214cm" svg:height="0.36cm" svg:x="29.515cm" svg:y="20.771cm" svg:viewBox="0 0 215 361" draw:points="7,320 86,320 86,44 0,62 0,17 86,0 136,0 136,320 215,320 215,361 7,361">
          <text:p/>
        </draw:polygon>
        <draw:path draw:style-name="gr5" draw:text-style-name="P5" draw:layer="layout" svg:width="0.36cm" svg:height="0.303cm" svg:x="19.754cm" svg:y="12.956cm" svg:viewBox="0 0 361 304" svg:d="M40 255h281v-59c0-50-11-86-33-110-23-22-59-34-108-34-48 0-84 12-106 34-22 24-34 60-34 110zM0 304v-100c0-71 15-122 44-155 29-32 74-49 136-49 63 0 109 17 138 50 29 32 43 84 43 154v100z">
          <text:p/>
        </draw:path>
        <draw:path draw:style-name="gr5" draw:text-style-name="P5" draw:layer="layout" svg:width="0.375cm" svg:height="0.045cm" svg:x="19.739cm" svg:y="12.836cm" svg:viewBox="0 0 376 46" svg:d="M105 46v-46h271v46zM0 46v-46h56v46z">
          <text:p/>
        </draw:path>
        <draw:path draw:style-name="gr5" draw:text-style-name="P5" draw:layer="layout" svg:width="0.276cm" svg:height="0.394cm" svg:x="19.838cm" svg:y="12.351cm" svg:viewBox="0 0 277 395" svg:d="M58 183c-20-11-34-24-44-39-9-16-14-34-14-55 0-28 10-51 29-66 20-15 48-23 84-23h164v44h-162c-26 0-45 5-58 14-12 11-19 24-19 43 0 23 8 42 23 55 16 13 36 20 63 20h153v44h-162c-26 0-45 5-58 14-12 9-19 24-19 42 0 23 8 41 23 55 16 13 36 20 63 20h153v44h-271v-44h42c-16-10-29-23-37-37-7-14-11-31-11-50 0-20 5-36 14-50 10-14 25-24 44-31z">
          <text:p/>
        </draw:path>
        <draw:path draw:style-name="gr5" draw:text-style-name="P5" draw:layer="layout" svg:width="0.366cm" svg:height="0.229cm" svg:x="19.748cm" svg:y="11.887cm" svg:viewBox="0 0 367 230" svg:d="M326 171v-171h41v230h-41c-19-18-44-44-77-76-32-31-54-52-63-60-17-17-32-28-45-34-11-6-24-9-36-9-18 0-34 7-46 20-12 15-18 32-18 54 0 15 3 31 8 48s13 35 24 54h-50c-7-19-13-38-17-54-4-17-6-33-6-47 0-37 9-68 28-90 19-23 43-34 74-34 15 0 30 3 42 8 14 6 30 16 47 31 5 4 20 16 42 38 22 23 53 53 93 92z">
          <text:p/>
        </draw:path>
        <draw:line draw:style-name="gr6" draw:text-style-name="P6" draw:layer="layout" svg:x1="20.481cm" svg:y1="20.491cm" svg:x2="20.481cm" svg:y2="4.654cm">
          <text:p/>
        </draw:line>
        <draw:line draw:style-name="gr6" draw:text-style-name="P6" draw:layer="layout" svg:x1="37.599cm" svg:y1="20.491cm" svg:x2="37.599cm" svg:y2="4.654cm">
          <text:p/>
        </draw:line>
        <draw:line draw:style-name="gr6" draw:text-style-name="P6" draw:layer="layout" svg:x1="20.481cm" svg:y1="20.491cm" svg:x2="37.599cm" svg:y2="20.491cm">
          <text:p/>
        </draw:line>
        <draw:line draw:style-name="gr6" draw:text-style-name="P6" draw:layer="layout" svg:x1="20.481cm" svg:y1="4.654cm" svg:x2="37.599cm" svg:y2="4.654cm">
          <text:p/>
        </draw:line>
        <draw:path draw:style-name="gr5" draw:text-style-name="P5" draw:layer="layout" svg:width="0.199cm" svg:height="0.308cm" svg:x="27.785cm" svg:y="4.134cm" svg:viewBox="0 0 200 309" svg:d="M42 35v116h52c20 0 34-5 45-15s16-24 16-43-5-33-16-43-25-15-45-15zM0 0h94c34 0 61 8 78 23 19 17 28 40 28 70s-9 54-28 69c-17 16-44 23-78 23h-52v124h-42z">
          <text:p/>
        </draw:path>
        <draw:path draw:style-name="gr5" draw:text-style-name="P5" draw:layer="layout" svg:width="0.135cm" svg:height="0.237cm" svg:x="28.03cm" svg:y="4.205cm" svg:viewBox="0 0 136 238" svg:d="M136 41c-4-2-9-4-14-5-6-1-11-2-17-2-22 0-38 7-50 21-11 14-17 34-17 60v123h-38v-232h38v36c8-14 18-25 31-32 13-6 28-10 47-10 3 0 6 1 10 1 3 0 6 1 10 1z">
          <text:p/>
        </draw:path>
        <draw:path draw:style-name="gr5" draw:text-style-name="P5" draw:layer="layout" svg:width="0.214cm" svg:height="0.243cm" svg:x="28.18cm" svg:y="4.205cm" svg:viewBox="0 0 215 244" svg:d="M215 113v19h-175c1 26 9 46 23 60 14 13 34 20 59 20 15 0 29-2 43-5s28-9 42-17v36c-14 6-28 11-43 14-15 2-30 4-44 4-37 0-66-11-88-32s-32-50-32-87c0-38 10-68 30-90 21-23 49-35 83-35 32 0 56 10 75 31 18 21 27 48 27 82zM177 102c0-21-7-37-18-50-11-12-27-19-45-19-21 0-38 7-51 19-13 11-20 28-22 50z">
          <text:p/>
        </draw:path>
        <draw:path draw:style-name="gr5" draw:text-style-name="P5" draw:layer="layout" svg:width="0.207cm" svg:height="0.327cm" svg:x="28.44cm" svg:y="4.121cm" svg:viewBox="0 0 208 328" svg:d="M170 125v-125h38v322h-38v-35c-8 15-18 25-30 31-13 6-27 10-44 10-28 0-51-11-69-33-18-23-27-53-27-89 0-37 9-66 27-88s41-34 69-34c17 0 31 4 44 10 12 7 22 17 30 31zM41 206c0 28 5 50 16 66 12 16 28 24 48 24s36-8 48-24c11-16 17-38 17-66s-6-50-17-66c-12-16-28-24-48-24s-36 8-48 24c-11 16-16 38-16 66z">
          <text:p/>
        </draw:path>
        <draw:path draw:style-name="gr5" draw:text-style-name="P5" draw:layer="layout" svg:width="0.249cm" svg:height="0.32cm" svg:x="28.844cm" svg:y="4.128cm" svg:viewBox="0 0 250 321" svg:d="M250 29v44c-14-12-29-22-45-29-16-6-33-10-51-10-35 0-62 11-81 33s-29 53-29 93c0 42 10 73 29 95 19 21 46 32 81 32 18 0 35-3 51-10 16-6 31-16 45-29v44c-15 10-31 17-47 22-16 4-33 7-51 7-47 0-84-14-112-43-27-28-40-67-40-118 0-49 13-88 40-117 28-28 65-43 112-43 18 0 36 3 52 7 16 5 32 13 46 22z">
          <text:p/>
        </draw:path>
        <draw:polygon draw:style-name="gr5" draw:text-style-name="P5" draw:layer="layout" svg:width="0.038cm" svg:height="0.321cm" svg:x="29.156cm" svg:y="4.121cm" svg:viewBox="0 0 39 322" draw:points="0,322 39,322 39,0 0,0">
          <text:p/>
        </draw:polygon>
        <draw:path draw:style-name="gr5" draw:text-style-name="P5" draw:layer="layout" svg:width="0.195cm" svg:height="0.243cm" svg:x="29.259cm" svg:y="4.205cm" svg:viewBox="0 0 196 244" svg:d="M121 122c-31 0-53 4-65 10-12 8-18 20-18 36 0 14 4 25 13 33s21 11 37 11c22 0 39-7 51-22 13-15 19-35 19-60v-8zM196 106v132h-38v-35c-8 15-20 25-32 31-13 6-29 10-49 10-23 0-42-7-56-20s-21-31-21-53c0-26 8-45 26-59 18-13 43-20 79-20h53v-4c0-17-6-30-17-40s-27-15-48-15c-15 0-27 2-40 5-13 4-25 9-36 14v-36c13-5 27-9 40-12 13-2 26-4 40-4 33 0 58 9 75 26 16 19 24 45 24 80z">
          <text:p/>
        </draw:path>
        <draw:path draw:style-name="gr5" draw:text-style-name="P5" draw:layer="layout" svg:width="0.177cm" svg:height="0.243cm" svg:x="29.516cm" svg:y="4.205cm" svg:viewBox="0 0 178 244" svg:d="M166 13v36c-11-5-22-9-35-12-12-2-24-4-36-4-19 0-33 3-43 9-9 6-14 14-14 26 0 9 4 15 11 20 6 6 20 11 40 15l13 3c27 6 47 14 59 24 11 11 17 26 17 44 0 22-9 39-26 51-18 13-41 19-71 19-13 0-25-1-39-4-13-2-27-5-42-10v-40c14 8 28 14 41 17 14 4 27 5 41 5 18 0 32-2 41-8 10-6 15-15 15-27 0-10-4-18-11-23-6-6-22-11-45-16l-14-3c-23-5-41-13-51-23s-15-24-15-43c0-21 7-38 22-51 16-12 38-18 66-18 14 0 28 2 40 4 14 2 25 5 36 9z">
          <text:p/>
        </draw:path>
        <draw:path draw:style-name="gr5" draw:text-style-name="P5" draw:layer="layout" svg:width="0.177cm" svg:height="0.243cm" svg:x="29.736cm" svg:y="4.205cm" svg:viewBox="0 0 178 244" svg:d="M166 13v36c-11-5-22-9-33-12-12-2-24-4-36-4-20 0-35 3-44 9s-14 14-14 26c0 9 3 15 10 20 7 6 20 11 41 15l14 3c27 6 46 14 57 24 11 11 17 26 17 44 0 22-8 39-25 51-17 13-41 19-71 19-13 0-26-1-39-4-14-2-28-5-43-10v-40c14 8 28 14 42 17 13 4 27 5 41 5 18 0 32-2 42-8 9-6 14-15 14-27 0-10-3-18-10-23-7-6-22-11-47-16l-13-3c-24-5-41-13-51-23-11-10-16-24-16-43 0-21 8-38 23-51 15-12 37-18 66-18 15 0 28 2 41 4 12 2 24 5 34 9z">
          <text:p/>
        </draw:path>
        <draw:path draw:style-name="gr5" draw:text-style-name="P5" draw:layer="layout" svg:width="0.196cm" svg:height="0.314cm" svg:x="30.1cm" svg:y="4.128cm" svg:viewBox="0 0 197 315" svg:d="M50 280h147v35h-197v-35c15-16 37-38 64-66 28-27 45-45 52-53 14-15 23-28 28-38s8-22 8-32c0-16-6-30-17-40-12-10-27-16-45-16-13 0-27 3-42 7-14 5-30 12-46 21v-42c17-7 32-12 47-16 14-3 28-5 40-5 32 0 57 8 76 24 20 16 30 38 30 64 0 13-3 26-7 37-6 12-14 25-27 40-3 5-14 16-33 35s-45 46-78 80z">
          <text:p/>
        </draw:path>
        <draw:polygon draw:style-name="gr1" draw:text-style-name="P1" draw:layer="layout" svg:width="13.002cm" svg:height="19.558cm" svg:x="43.08cm" svg:y="2.794cm" svg:viewBox="0 0 13003 19559" draw:points="0,19559 13003,19559 13003,0 0,0">
          <text:p/>
        </draw:polygon>
        <draw:path draw:style-name="gr3" draw:text-style-name="P3" draw:layer="layout" svg:width="0.789cm" svg:height="0.788cm" svg:x="51.218cm" svg:y="15.893cm" svg:viewBox="0 0 790 789" svg:d="M394 789c106 0 206-41 280-115s116-174 116-279-42-206-116-280-174-115-280-115c-104 0-205 41-279 115s-115 175-115 280 41 205 115 279 175 115 279 115z">
          <text:p/>
        </draw:path>
        <draw:path draw:style-name="gr3" draw:text-style-name="P3" draw:layer="layout" svg:width="0.788cm" svg:height="0.789cm" svg:x="52.408cm" svg:y="17.822cm" svg:viewBox="0 0 789 790" svg:d="M394 790c105 0 205-42 279-117 74-74 116-174 116-279 0-104-42-204-116-278s-174-116-279-116-205 42-279 116-115 174-115 278c0 105 41 205 115 279 74 75 174 117 279 117z">
          <text:p/>
        </draw:path>
        <draw:path draw:style-name="gr3" draw:text-style-name="P3" draw:layer="layout" svg:width="0.789cm" svg:height="0.789cm" svg:x="52.499cm" svg:y="19.059cm" svg:viewBox="0 0 790 790" svg:d="M394 790c105 0 205-41 279-115 75-74 117-175 117-279 0-105-42-206-117-280-74-74-174-116-279-116-104 0-205 42-279 116s-115 175-115 280c0 104 41 205 115 279s175 115 279 115z">
          <text:p/>
        </draw:path>
        <draw:path draw:style-name="gr3" draw:text-style-name="P3" draw:layer="layout" svg:width="0.789cm" svg:height="0.789cm" svg:x="50.536cm" svg:y="19.785cm" svg:viewBox="0 0 790 790" svg:d="M395 790c105 0 205-41 279-115s116-174 116-279c0-106-42-206-116-280s-174-116-279-116c-104 0-206 42-279 116-74 74-116 174-116 280 0 105 42 205 116 279 73 74 175 115 279 115z">
          <text:p/>
        </draw:path>
        <draw:path draw:style-name="gr3" draw:text-style-name="P3" draw:layer="layout" svg:width="0.789cm" svg:height="0.789cm" svg:x="54.604cm" svg:y="16.21cm" svg:viewBox="0 0 790 790" svg:d="M396 790c104 0 205-42 279-117 73-74 115-174 115-279 0-104-42-205-115-279-74-74-175-115-279-115-105 0-205 41-280 115-74 74-116 175-116 279 0 105 42 205 116 279 75 75 175 117 280 117z">
          <text:p/>
        </draw:path>
        <draw:path draw:style-name="gr3" draw:text-style-name="P3" draw:layer="layout" svg:width="0.789cm" svg:height="0.789cm" svg:x="51.597cm" svg:y="20.327cm" svg:viewBox="0 0 790 790" svg:d="M396 790c104 0 205-41 279-115s115-176 115-280c0-105-41-205-115-279s-175-116-279-116c-105 0-205 42-279 116s-117 174-117 279c0 104 43 206 117 280s174 115 279 115z">
          <text:p/>
        </draw:path>
        <draw:path draw:style-name="gr3" draw:text-style-name="P3" draw:layer="layout" svg:width="0.788cm" svg:height="0.788cm" svg:x="52.464cm" svg:y="17.384cm" svg:viewBox="0 0 789 789" svg:d="M394 789c105 0 205-41 279-115 75-74 116-174 116-279 0-106-41-206-116-280-74-74-174-115-279-115s-205 41-279 115-115 174-115 280c0 105 41 205 115 279s174 115 279 115z">
          <text:p/>
        </draw:path>
        <draw:path draw:style-name="gr3" draw:text-style-name="P3" draw:layer="layout" svg:width="0.789cm" svg:height="0.789cm" svg:x="53.286cm" svg:y="19.427cm" svg:viewBox="0 0 790 790" svg:d="M395 790c104 0 205-41 279-115 75-75 116-176 116-280 0-105-41-205-116-279-74-74-175-116-279-116-105 0-205 42-279 116s-116 174-116 279c0 104 42 205 116 280 74 74 174 115 279 115z">
          <text:p/>
        </draw:path>
        <draw:path draw:style-name="gr3" draw:text-style-name="P3" draw:layer="layout" svg:width="0.788cm" svg:height="0.789cm" svg:x="51.585cm" svg:y="18.081cm" svg:viewBox="0 0 789 790" svg:d="M395 790c105 0 205-41 279-115s115-175 115-280-41-205-115-279-174-116-279-116-205 42-279 116-116 174-116 279 42 206 116 280 174 115 279 115z">
          <text:p/>
        </draw:path>
        <draw:path draw:style-name="gr4" draw:text-style-name="P4" draw:layer="layout" svg:width="0.789cm" svg:height="0.788cm" svg:x="48.641cm" svg:y="16.6cm" svg:viewBox="0 0 790 789" svg:d="M394 789c105 0 205-41 280-115 74-74 116-174 116-279 0-106-42-206-116-280-75-74-175-115-280-115-104 0-205 41-279 115s-115 174-115 280c0 105 41 205 115 279s175 115 279 115z">
          <text:p/>
        </draw:path>
        <draw:path draw:style-name="gr4" draw:text-style-name="P4" draw:layer="layout" svg:width="0.789cm" svg:height="0.789cm" svg:x="47.713cm" svg:y="16.517cm" svg:viewBox="0 0 790 790" svg:d="M394 790c105 0 205-42 279-116s117-174 117-280c0-104-43-205-117-279-74-73-174-115-279-115-104 0-205 42-279 115-74 74-115 175-115 279 0 106 41 206 115 280s175 116 279 116z">
          <text:p/>
        </draw:path>
        <draw:path draw:style-name="gr4" draw:text-style-name="P4" draw:layer="layout" svg:width="0.789cm" svg:height="0.789cm" svg:x="48.475cm" svg:y="16.22cm" svg:viewBox="0 0 790 790" svg:d="M394 790c105 0 205-42 279-117 74-74 117-174 117-278 0-105-43-205-117-279s-174-116-279-116c-104 0-205 42-279 116s-115 174-115 279c0 104 41 204 115 278 74 75 175 117 279 117z">
          <text:p/>
        </draw:path>
        <draw:polygon draw:style-name="gr2" draw:text-style-name="P2" draw:layer="layout" svg:width="0.789cm" svg:height="0.788cm" svg:x="50.736cm" svg:y="10.687cm" svg:viewBox="0 0 790 789" draw:points="395,0 0,789 790,789">
          <text:p/>
        </draw:polygon>
        <draw:polygon draw:style-name="gr2" draw:text-style-name="P2" draw:layer="layout" svg:width="0.789cm" svg:height="0.788cm" svg:x="45.301cm" svg:y="9.512cm" svg:viewBox="0 0 790 789" draw:points="395,0 0,789 790,789">
          <text:p/>
        </draw:polygon>
        <draw:polygon draw:style-name="gr2" draw:text-style-name="P2" draw:layer="layout" svg:width="0.789cm" svg:height="0.789cm" svg:x="49.075cm" svg:y="4.029cm" svg:viewBox="0 0 790 790" draw:points="395,0 0,790 790,790">
          <text:p/>
        </draw:polygon>
        <draw:polygon draw:style-name="gr2" draw:text-style-name="P2" draw:layer="layout" svg:width="0.789cm" svg:height="0.788cm" svg:x="43.769cm" svg:y="5.725cm" svg:viewBox="0 0 790 789" draw:points="394,0 0,789 790,789">
          <text:p/>
        </draw:polygon>
        <draw:polygon draw:style-name="gr2" draw:text-style-name="P2" draw:layer="layout" svg:width="0.789cm" svg:height="0.789cm" svg:x="48.553cm" svg:y="7.965cm" svg:viewBox="0 0 790 790" draw:points="394,0 0,790 790,790">
          <text:p/>
        </draw:polygon>
        <draw:polygon draw:style-name="gr2" draw:text-style-name="P2" draw:layer="layout" svg:width="0.789cm" svg:height="0.789cm" svg:x="48.822cm" svg:y="8.595cm" svg:viewBox="0 0 790 790" draw:points="395,0 0,790 790,790">
          <text:p/>
        </draw:polygon>
        <draw:polygon draw:style-name="gr2" draw:text-style-name="P2" draw:layer="layout" svg:width="0.788cm" svg:height="0.788cm" svg:x="46.609cm" svg:y="9.128cm" svg:viewBox="0 0 789 789" draw:points="395,0 0,789 789,789">
          <text:p/>
        </draw:polygon>
        <draw:polygon draw:style-name="gr2" draw:text-style-name="P2" draw:layer="layout" svg:width="0.789cm" svg:height="0.789cm" svg:x="49.483cm" svg:y="7.955cm" svg:viewBox="0 0 790 790" draw:points="394,0 0,790 790,790">
          <text:p/>
        </draw:polygon>
        <draw:polygon draw:style-name="gr2" draw:text-style-name="P2" draw:layer="layout" svg:width="0.788cm" svg:height="0.788cm" svg:x="51.858cm" svg:y="9.524cm" svg:viewBox="0 0 789 789" draw:points="394,0 0,789 789,789">
          <text:p/>
        </draw:polygon>
        <draw:polygon draw:style-name="gr2" draw:text-style-name="P2" draw:layer="layout" svg:width="0.788cm" svg:height="0.788cm" svg:x="45.951cm" svg:y="4.241cm" svg:viewBox="0 0 789 789" draw:points="395,0 0,789 789,789">
          <text:p/>
        </draw:polygon>
        <draw:polygon draw:style-name="gr2" draw:text-style-name="P2" draw:layer="layout" svg:width="0.789cm" svg:height="0.789cm" svg:x="47.413cm" svg:y="5.083cm" svg:viewBox="0 0 790 790" draw:points="395,0 0,790 790,790">
          <text:p/>
        </draw:polygon>
        <draw:polygon draw:style-name="gr2" draw:text-style-name="P2" draw:layer="layout" svg:width="0.789cm" svg:height="0.789cm" svg:x="46.207cm" svg:y="7.576cm" svg:viewBox="0 0 790 790" draw:points="394,0 0,790 790,790">
          <text:p/>
        </draw:polygon>
        <draw:path draw:style-name="gr5" draw:text-style-name="P5" draw:layer="layout" svg:width="0.303cm" svg:height="0.36cm" svg:x="48.894cm" svg:y="22.631cm" svg:viewBox="0 0 304 361" svg:d="M49 40v281h59c49 0 87-10 110-33s35-58 35-108c0-48-12-83-35-106-23-22-61-34-110-34zM0 0h101c69 0 122 15 154 44 33 29 49 74 49 136 0 63-17 109-49 138-33 29-85 43-154 43h-101z">
          <text:p/>
        </draw:path>
        <draw:path draw:style-name="gr5" draw:text-style-name="P5" draw:layer="layout" svg:width="0.044cm" svg:height="0.375cm" svg:x="49.273cm" svg:y="22.616cm" svg:viewBox="0 0 45 376" svg:d="M0 106h45v270h-45zM0 0h45v56h-45z">
          <text:p/>
        </draw:path>
        <draw:path draw:style-name="gr5" draw:text-style-name="P5" draw:layer="layout" svg:width="0.395cm" svg:height="0.276cm" svg:x="49.408cm" svg:y="22.715cm" svg:viewBox="0 0 396 277" svg:d="M213 59c11-21 24-35 40-45 15-9 33-14 55-14 27 0 49 10 64 30 16 19 24 48 24 84v163h-45v-161c0-26-5-45-14-58s-23-20-42-20c-23 0-41 8-55 25-13 15-19 36-19 62v152h-45v-161c0-26-5-45-14-58s-23-20-42-20c-23 0-41 8-54 25-14 15-20 36-20 62v152h-46v-271h46v42c10-16 22-28 36-36s31-12 51-12 36 5 50 15c13 10 23 24 30 44z">
          <text:p/>
        </draw:path>
        <draw:polygon draw:style-name="gr5" draw:text-style-name="P5" draw:layer="layout" svg:width="0.214cm" svg:height="0.36cm" svg:x="50.056cm" svg:y="22.631cm" svg:viewBox="0 0 215 361" draw:points="7,320 86,320 86,45 0,62 0,18 86,0 136,0 136,320 215,320 215,361 7,361">
          <text:p/>
        </draw:polygon>
        <draw:path draw:style-name="gr5" draw:text-style-name="P5" draw:layer="layout" svg:width="0.36cm" svg:height="0.303cm" svg:x="42.352cm" svg:y="12.956cm" svg:viewBox="0 0 361 304" svg:d="M40 255h281v-59c0-50-10-86-34-110-23-22-58-34-107-34-48 0-83 12-106 34-22 24-34 60-34 110zM0 304v-100c0-71 15-122 44-155 29-32 74-49 136-49s108 17 138 50c29 32 43 84 43 154v100z">
          <text:p/>
        </draw:path>
        <draw:path draw:style-name="gr5" draw:text-style-name="P5" draw:layer="layout" svg:width="0.375cm" svg:height="0.045cm" svg:x="42.337cm" svg:y="12.836cm" svg:viewBox="0 0 376 46" svg:d="M105 46v-46h271v46zM0 46v-46h56v46z">
          <text:p/>
        </draw:path>
        <draw:path draw:style-name="gr5" draw:text-style-name="P5" draw:layer="layout" svg:width="0.276cm" svg:height="0.394cm" svg:x="42.436cm" svg:y="12.351cm" svg:viewBox="0 0 277 395" svg:d="M58 183c-20-11-34-24-44-39-9-16-14-34-14-55 0-28 10-51 30-66 19-15 47-23 83-23h164v44h-162c-26 0-45 5-58 14-12 11-19 24-19 43 0 23 8 42 24 55 15 13 36 20 62 20h153v44h-162c-26 0-45 5-58 14-12 9-19 24-19 42 0 23 8 41 24 55 15 13 36 20 62 20h153v44h-271v-44h42c-16-10-28-23-36-37s-12-31-12-50c0-20 5-36 15-50s24-24 43-31z">
          <text:p/>
        </draw:path>
        <draw:path draw:style-name="gr5" draw:text-style-name="P5" draw:layer="layout" svg:width="0.366cm" svg:height="0.229cm" svg:x="42.346cm" svg:y="11.887cm" svg:viewBox="0 0 367 230" svg:d="M326 171v-171h41v230h-41c-18-18-45-44-78-76-32-31-52-52-62-60-17-17-32-28-44-34s-24-9-36-9c-19 0-35 7-47 20-12 15-18 32-18 54 0 15 3 31 8 48s13 35 24 54h-49c-8-19-14-38-18-54-4-17-6-33-6-47 0-37 9-68 28-90 19-23 44-34 75-34 15 0 29 3 42 8 13 6 29 16 47 31 5 4 18 16 40 38 22 23 53 53 94 92z">
          <text:p/>
        </draw:path>
        <draw:line draw:style-name="gr6" draw:text-style-name="P6" draw:layer="layout" svg:x1="43.08cm" svg:y1="22.352cm" svg:x2="43.08cm" svg:y2="2.794cm">
          <text:p/>
        </draw:line>
        <draw:line draw:style-name="gr6" draw:text-style-name="P6" draw:layer="layout" svg:x1="56.082cm" svg:y1="22.352cm" svg:x2="56.082cm" svg:y2="2.794cm">
          <text:p/>
        </draw:line>
        <draw:line draw:style-name="gr6" draw:text-style-name="P6" draw:layer="layout" svg:x1="43.08cm" svg:y1="22.352cm" svg:x2="56.082cm" svg:y2="22.352cm">
          <text:p/>
        </draw:line>
        <draw:line draw:style-name="gr6" draw:text-style-name="P6" draw:layer="layout" svg:x1="43.08cm" svg:y1="2.794cm" svg:x2="56.082cm" svg:y2="2.794cm">
          <text:p/>
        </draw:line>
        <draw:path draw:style-name="gr5" draw:text-style-name="P5" draw:layer="layout" svg:width="0.199cm" svg:height="0.309cm" svg:x="48.326cm" svg:y="2.273cm" svg:viewBox="0 0 200 310" svg:d="M42 35v117h52c20 0 34-5 46-15 11-10 16-25 16-43 0-19-5-33-16-43-12-10-26-16-46-16zM0 0h94c34 0 62 8 79 24 18 17 27 39 27 70 0 30-9 53-27 69-17 15-45 23-79 23h-52v124h-42z">
          <text:p/>
        </draw:path>
        <draw:path draw:style-name="gr5" draw:text-style-name="P5" draw:layer="layout" svg:width="0.135cm" svg:height="0.237cm" svg:x="48.571cm" svg:y="2.345cm" svg:viewBox="0 0 136 238" svg:d="M136 41c-4-3-9-4-14-6-5-1-10-1-16-1-23 0-39 7-51 21s-17 34-17 60v123h-38v-233h38v36c8-14 18-24 31-31 12-7 29-10 48-10 2 0 5 0 9 0 3 1 6 1 10 2z">
          <text:p/>
        </draw:path>
        <draw:path draw:style-name="gr5" draw:text-style-name="P5" draw:layer="layout" svg:width="0.214cm" svg:height="0.242cm" svg:x="48.721cm" svg:y="2.345cm" svg:viewBox="0 0 215 243" svg:d="M215 112v18h-175c1 26 9 47 23 60 14 15 34 22 59 22 14 0 29-2 42-5 15-4 29-9 42-18v37c-13 6-27 11-42 13-15 3-30 4-44 4-37 0-67-10-88-31-22-23-32-52-32-89s10-67 30-90c21-22 48-33 83-33 32 0 56 10 75 30 18 20 27 47 27 82zM176 101c0-21-6-38-17-50-12-13-27-19-45-19-22 0-39 6-51 18-13 12-21 29-22 51z">
          <text:p/>
        </draw:path>
        <draw:path draw:style-name="gr5" draw:text-style-name="P5" draw:layer="layout" svg:width="0.207cm" svg:height="0.327cm" svg:x="48.981cm" svg:y="2.26cm" svg:viewBox="0 0 208 328" svg:d="M169 125v-125h39v323h-39v-35c-8 14-18 24-30 31-13 6-27 9-44 9-28 0-51-11-69-33-17-22-26-51-26-88s9-66 26-89c18-22 41-33 69-33 17 0 31 3 44 10 12 7 22 17 30 30zM39 207c0 28 6 50 17 66 12 16 27 24 48 24 20 0 36-8 48-24 11-16 17-38 17-66 0-29-6-50-17-66-12-16-28-24-48-24-21 0-36 8-48 24-11 16-17 37-17 66z">
          <text:p/>
        </draw:path>
        <draw:path draw:style-name="gr5" draw:text-style-name="P5" draw:layer="layout" svg:width="0.249cm" svg:height="0.319cm" svg:x="49.385cm" svg:y="2.268cm" svg:viewBox="0 0 250 320" svg:d="M250 29v44c-15-13-29-22-45-29-17-7-33-10-51-10-35 0-62 11-82 33-19 21-28 52-28 94 0 40 9 72 28 93 20 22 47 32 82 32 18 0 34-2 51-9 16-7 30-16 45-29v43c-15 10-31 17-47 22s-33 7-51 7c-47 0-85-14-112-42s-40-67-40-117c0-51 13-90 40-119 27-28 65-42 112-42 18 0 36 2 52 7s31 12 46 22z">
          <text:p/>
        </draw:path>
        <draw:polygon draw:style-name="gr5" draw:text-style-name="P5" draw:layer="layout" svg:width="0.038cm" svg:height="0.322cm" svg:x="49.697cm" svg:y="2.26cm" svg:viewBox="0 0 39 323" draw:points="0,323 39,323 39,0 0,0">
          <text:p/>
        </draw:polygon>
        <draw:path draw:style-name="gr5" draw:text-style-name="P5" draw:layer="layout" svg:width="0.195cm" svg:height="0.242cm" svg:x="49.8cm" svg:y="2.345cm" svg:viewBox="0 0 196 243" svg:d="M121 120c-31 0-52 4-64 11s-18 19-18 36c0 14 4 25 13 33s21 12 36 12c22 0 39-7 51-23 13-15 19-35 19-60v-9zM196 105v133h-38v-35c-9 14-20 24-32 31-13 6-29 9-48 9-23 0-42-6-57-19-14-13-21-32-21-54 0-26 8-46 27-59 17-13 43-20 78-20h53v-4c0-17-6-31-17-41-12-9-28-14-48-14-14 0-27 2-39 5-13 3-25 8-37 14v-35c14-5 28-9 41-12s26-4 38-4c34 0 59 9 75 26 17 17 25 44 25 79z">
          <text:p/>
        </draw:path>
        <draw:path draw:style-name="gr5" draw:text-style-name="P5" draw:layer="layout" svg:width="0.177cm" svg:height="0.242cm" svg:x="50.057cm" svg:y="2.345cm" svg:viewBox="0 0 178 243" svg:d="M165 12v36c-11-5-22-9-33-12-12-3-24-4-36-4-19 0-33 2-43 8-9 6-14 15-14 26 0 9 4 16 10 21 7 5 21 10 41 14l13 3c27 6 46 15 58 25 11 10 17 25 17 44 0 22-9 39-26 52-17 12-40 18-70 18-13 0-25-1-39-3-13-2-27-6-43-11v-40c14 9 29 14 42 18 14 3 27 5 41 5 18 0 32-3 41-9 10-6 15-16 15-27 0-10-4-18-11-24-7-5-22-11-46-16l-13-3c-23-5-41-13-51-23-11-10-17-24-17-42 0-22 8-39 24-50 16-12 38-18 66-18 14 0 27 1 40 3 12 2 24 5 34 9z">
          <text:p/>
        </draw:path>
        <draw:path draw:style-name="gr5" draw:text-style-name="P5" draw:layer="layout" svg:width="0.177cm" svg:height="0.242cm" svg:x="50.277cm" svg:y="2.345cm" svg:viewBox="0 0 178 243" svg:d="M166 12v36c-11-5-23-9-34-12-12-3-24-4-36-4-19 0-34 2-43 8-10 6-14 15-14 26 0 9 3 16 10 21s20 10 41 14l13 3c27 6 47 15 58 25s17 25 17 44c0 22-8 39-25 52-18 12-42 18-71 18-13 0-26-1-39-3-14-2-28-6-43-11v-40c14 9 28 14 42 18 13 3 27 5 40 5 18 0 32-3 42-9 9-6 14-16 14-27 0-10-3-18-10-24-7-5-22-11-46-16l-13-3c-24-5-41-13-51-23-11-10-16-24-16-42 0-22 8-39 23-50 15-12 37-18 66-18 14 0 27 1 40 3 12 2 24 5 35 9z">
          <text:p/>
        </draw:path>
        <draw:path draw:style-name="gr5" draw:text-style-name="P5" draw:layer="layout" svg:width="0.203cm" svg:height="0.319cm" svg:x="50.642cm" svg:y="2.268cm" svg:viewBox="0 0 204 320" svg:d="M141 148c19 5 35 14 46 27 11 14 17 31 17 50 0 31-11 54-31 71-21 16-51 24-90 24-13 0-26-1-40-3-13-3-28-6-43-11v-41c12 7 25 12 39 16 13 3 28 5 43 5 26 0 46-5 60-16 13-10 21-25 21-45 0-18-7-32-20-42-12-10-30-16-53-16h-36v-34h38c20 0 36-4 47-13s16-20 16-36-6-28-17-36c-11-9-27-13-48-13-11 0-24 1-37 4-13 2-27 6-43 11v-37c16-4 31-8 45-10 13-2 26-3 39-3 31 0 56 7 75 21 18 15 28 34 28 59 0 17-5 31-15 43-10 13-24 21-41 25z">
          <text:p/>
        </draw:path>
        <draw:polygon draw:style-name="gr1" draw:text-style-name="P1" draw:layer="layout" svg:width="17.117cm" svg:height="17.403cm" svg:x="61.563cm" svg:y="3.871cm" svg:viewBox="0 0 17118 17404" draw:points="0,17404 17118,17404 17118,0 0,0">
          <text:p/>
        </draw:polygon>
        <draw:path draw:style-name="gr2" draw:text-style-name="P2" draw:layer="layout" svg:width="0.789cm" svg:height="0.789cm" svg:x="72.965cm" svg:y="18.51cm" svg:viewBox="0 0 790 790" svg:d="M394 790c105 0 205-41 279-115 75-74 117-175 117-279 0-105-42-205-117-279-74-74-174-117-279-117-104 0-205 43-279 117s-115 174-115 279c0 104 41 205 115 279s175 115 279 115z">
          <text:p/>
        </draw:path>
        <draw:path draw:style-name="gr2" draw:text-style-name="P2" draw:layer="layout" svg:width="0.789cm" svg:height="0.789cm" svg:x="69.342cm" svg:y="6.299cm" svg:viewBox="0 0 790 790" svg:d="M395 790c105 0 205-42 279-116s116-174 116-280c0-104-42-205-116-278-74-74-174-116-279-116s-205 42-279 116c-74 73-116 174-116 278 0 106 42 206 116 280s174 116 279 116z">
          <text:p/>
        </draw:path>
        <draw:path draw:style-name="gr2" draw:text-style-name="P2" draw:layer="layout" svg:width="0.789cm" svg:height="0.789cm" svg:x="72.093cm" svg:y="10.978cm" svg:viewBox="0 0 790 790" svg:d="M396 790c104 0 205-42 278-116 74-74 116-174 116-280 0-104-42-205-116-279-73-74-174-115-278-115-105 0-205 41-279 115s-117 175-117 279c0 106 43 206 117 280s174 116 279 116z">
          <text:p/>
        </draw:path>
        <draw:path draw:style-name="gr2" draw:text-style-name="P2" draw:layer="layout" svg:width="0.789cm" svg:height="0.789cm" svg:x="68.254cm" svg:y="16.056cm" svg:viewBox="0 0 790 790" svg:d="M394 790c105 0 205-41 279-115 75-74 117-175 117-279 0-105-42-205-117-279-74-75-174-117-279-117-104 0-205 42-279 117-74 74-115 174-115 279 0 104 41 205 115 279s175 115 279 115z">
          <text:p/>
        </draw:path>
        <draw:path draw:style-name="gr2" draw:text-style-name="P2" draw:layer="layout" svg:width="0.789cm" svg:height="0.789cm" svg:x="62.595cm" svg:y="11.966cm" svg:viewBox="0 0 790 790" svg:d="M395 790c105 0 205-42 279-116s116-174 116-279c0-104-42-206-116-280s-174-115-279-115c-104 0-204 41-278 115-75 74-117 176-117 280 0 105 42 205 117 279 74 74 174 116 278 116z">
          <text:p/>
        </draw:path>
        <draw:path draw:style-name="gr2" draw:text-style-name="P2" draw:layer="layout" svg:width="0.789cm" svg:height="0.789cm" svg:x="75.498cm" svg:y="9.212cm" svg:viewBox="0 0 790 790" svg:d="M395 790c104 0 205-42 279-116 74-75 116-175 116-280 0-104-42-205-116-279s-175-115-279-115c-105 0-205 41-279 115s-116 175-116 279c0 105 42 205 116 280 74 74 174 116 279 116z">
          <text:p/>
        </draw:path>
        <draw:path draw:style-name="gr2" draw:text-style-name="P2" draw:layer="layout" svg:width="0.789cm" svg:height="0.789cm" svg:x="67.598cm" svg:y="10.653cm" svg:viewBox="0 0 790 790" svg:d="M394 790c105 0 206-43 280-117s116-174 116-279c0-104-42-205-116-278-74-74-175-116-280-116s-205 42-279 116c-74 73-115 174-115 278 0 105 41 205 115 279s174 117 279 117z">
          <text:p/>
        </draw:path>
        <draw:path draw:style-name="gr2" draw:text-style-name="P2" draw:layer="layout" svg:width="0.789cm" svg:height="0.789cm" svg:x="64.498cm" svg:y="16.068cm" svg:viewBox="0 0 790 790" svg:d="M395 790c105 0 206-42 280-115 74-74 115-175 115-279 0-105-41-205-115-279-74-75-175-117-280-117s-205 42-279 117c-74 74-116 174-116 279 0 104 42 205 116 279 74 73 174 115 279 115z">
          <text:p/>
        </draw:path>
        <draw:path draw:style-name="gr2" draw:text-style-name="P2" draw:layer="layout" svg:width="0.789cm" svg:height="0.789cm" svg:x="73.84cm" svg:y="9.475cm" svg:viewBox="0 0 790 790" svg:d="M395 790c104 0 204-41 279-115 74-74 116-175 116-279 0-106-42-206-116-280-75-74-175-116-279-116-105 0-205 42-279 116s-116 174-116 280c0 104 42 205 116 279s174 115 279 115z">
          <text:p/>
        </draw:path>
        <draw:path draw:style-name="gr2" draw:text-style-name="P2" draw:layer="layout" svg:width="0.789cm" svg:height="0.789cm" svg:x="68.755cm" svg:y="17.308cm" svg:viewBox="0 0 790 790" svg:d="M395 790c105 0 205-42 279-116s116-174 116-280c0-104-42-205-116-279-74-73-174-115-279-115-104 0-205 42-279 115-74 74-116 175-116 279 0 106 42 206 116 280s175 116 279 116z">
          <text:p/>
        </draw:path>
        <draw:path draw:style-name="gr2" draw:text-style-name="P2" draw:layer="layout" svg:width="0.789cm" svg:height="0.789cm" svg:x="67.9cm" svg:y="4.927cm" svg:viewBox="0 0 790 790" svg:d="M396 790c104 0 205-42 279-116s115-174 115-279c0-104-41-206-115-280s-175-115-279-115c-105 0-206 41-280 115s-116 176-116 280c0 105 42 205 116 279s175 116 280 116z">
          <text:p/>
        </draw:path>
        <draw:path draw:style-name="gr2" draw:text-style-name="P2" draw:layer="layout" svg:width="0.789cm" svg:height="0.789cm" svg:x="71.1cm" svg:y="15.826cm" svg:viewBox="0 0 790 790" svg:d="M395 790c105 0 205-42 279-116s116-174 116-279-42-206-116-280-174-115-279-115c-104 0-205 41-279 115s-116 175-116 280 42 205 116 279 175 116 279 116z">
          <text:p/>
        </draw:path>
        <draw:path draw:style-name="gr2" draw:text-style-name="P2" draw:layer="layout" svg:width="0.789cm" svg:height="0.789cm" svg:x="67.303cm" svg:y="9.455cm" svg:viewBox="0 0 790 790" svg:d="M396 790c104 0 205-42 279-116s115-174 115-280c0-104-41-205-115-279s-175-115-279-115c-105 0-205 41-279 115-75 74-117 175-117 279 0 106 42 206 117 280 74 74 174 116 279 116z">
          <text:p/>
        </draw:path>
        <draw:polygon draw:style-name="gr2" draw:text-style-name="P2" draw:layer="layout" svg:width="0.789cm" svg:height="0.789cm" svg:x="66.653cm" svg:y="19.429cm" svg:viewBox="0 0 790 790" draw:points="394,0 0,790 790,790">
          <text:p/>
        </draw:polygon>
        <draw:polygon draw:style-name="gr2" draw:text-style-name="P2" draw:layer="layout" svg:width="0.789cm" svg:height="0.789cm" svg:x="62.618cm" svg:y="12.788cm" svg:viewBox="0 0 790 790" draw:points="395,0 0,790 790,790">
          <text:p/>
        </draw:polygon>
        <draw:polygon draw:style-name="gr2" draw:text-style-name="P2" draw:layer="layout" svg:width="0.789cm" svg:height="0.789cm" svg:x="64.863cm" svg:y="8.511cm" svg:viewBox="0 0 790 790" draw:points="396,0 0,790 790,790">
          <text:p/>
        </draw:polygon>
        <draw:polygon draw:style-name="gr2" draw:text-style-name="P2" draw:layer="layout" svg:width="0.788cm" svg:height="0.789cm" svg:x="64.614cm" svg:y="12.001cm" svg:viewBox="0 0 789 790" draw:points="394,0 0,790 789,790">
          <text:p/>
        </draw:polygon>
        <draw:polygon draw:style-name="gr2" draw:text-style-name="P2" draw:layer="layout" svg:width="0.789cm" svg:height="0.789cm" svg:x="71.643cm" svg:y="16.69cm" svg:viewBox="0 0 790 790" draw:points="395,0 0,790 790,790">
          <text:p/>
        </draw:polygon>
        <draw:polygon draw:style-name="gr2" draw:text-style-name="P2" draw:layer="layout" svg:width="0.789cm" svg:height="0.789cm" svg:x="74.857cm" svg:y="8.86cm" svg:viewBox="0 0 790 790" draw:points="394,0 0,790 790,790">
          <text:p/>
        </draw:polygon>
        <draw:polygon draw:style-name="gr2" draw:text-style-name="P2" draw:layer="layout" svg:width="0.789cm" svg:height="0.789cm" svg:x="66.287cm" svg:y="9.882cm" svg:viewBox="0 0 790 790" draw:points="396,0 0,790 790,790">
          <text:p/>
        </draw:polygon>
        <draw:polygon draw:style-name="gr2" draw:text-style-name="P2" draw:layer="layout" svg:width="0.788cm" svg:height="0.788cm" svg:x="76.86cm" svg:y="11.25cm" svg:viewBox="0 0 789 789" draw:points="394,0 0,789 789,789">
          <text:p/>
        </draw:polygon>
        <draw:polygon draw:style-name="gr2" draw:text-style-name="P2" draw:layer="layout" svg:width="0.789cm" svg:height="0.788cm" svg:x="72.9cm" svg:y="9.221cm" svg:viewBox="0 0 790 789" draw:points="394,0 0,789 790,789">
          <text:p/>
        </draw:polygon>
        <draw:polygon draw:style-name="gr2" draw:text-style-name="P2" draw:layer="layout" svg:width="0.789cm" svg:height="0.789cm" svg:x="66.106cm" svg:y="14.412cm" svg:viewBox="0 0 790 790" draw:points="394,0 0,790 790,790">
          <text:p/>
        </draw:polygon>
        <draw:polygon draw:style-name="gr2" draw:text-style-name="P2" draw:layer="layout" svg:width="0.789cm" svg:height="0.789cm" svg:x="73.612cm" svg:y="17.812cm" svg:viewBox="0 0 790 790" draw:points="395,0 0,790 790,790">
          <text:p/>
        </draw:polygon>
        <draw:polygon draw:style-name="gr2" draw:text-style-name="P2" draw:layer="layout" svg:width="0.789cm" svg:height="0.789cm" svg:x="70.768cm" svg:y="10.103cm" svg:viewBox="0 0 790 790" draw:points="395,0 0,790 790,790">
          <text:p/>
        </draw:polygon>
        <draw:polygon draw:style-name="gr2" draw:text-style-name="P2" draw:layer="layout" svg:width="0.789cm" svg:height="0.789cm" svg:x="72.596cm" svg:y="10.597cm" svg:viewBox="0 0 790 790" draw:points="395,0 0,790 790,790">
          <text:p/>
        </draw:polygon>
        <draw:path draw:style-name="gr5" draw:text-style-name="P5" draw:layer="layout" svg:width="0.303cm" svg:height="0.36cm" svg:x="69.435cm" svg:y="21.554cm" svg:viewBox="0 0 304 361" svg:d="M49 40v281h59c49 0 87-11 110-34 23-22 34-58 34-107s-11-84-34-107c-23-22-61-33-110-33zM0 0h100c70 0 122 15 155 43 33 29 49 75 49 137 0 63-17 108-50 137-32 30-85 44-154 44h-100z">
          <text:p/>
        </draw:path>
        <draw:path draw:style-name="gr5" draw:text-style-name="P5" draw:layer="layout" svg:width="0.045cm" svg:height="0.375cm" svg:x="69.813cm" svg:y="21.539cm" svg:viewBox="0 0 46 376" svg:d="M0 106h46v270h-46zM0 0h46v57h-46z">
          <text:p/>
        </draw:path>
        <draw:path draw:style-name="gr5" draw:text-style-name="P5" draw:layer="layout" svg:width="0.394cm" svg:height="0.277cm" svg:x="69.949cm" svg:y="21.637cm" svg:viewBox="0 0 395 278" svg:d="M212 60c11-20 24-35 40-45 15-10 33-15 54-15 28 0 50 10 65 31 16 20 24 48 24 84v163h-45v-162c0-25-5-45-14-57-9-13-23-19-42-19-23 0-41 8-55 23-13 15-19 36-19 62v153h-45v-162c0-25-5-45-14-57-9-13-23-19-42-19-23 0-41 8-55 23-13 15-19 36-19 62v153h-45v-271h45v43c10-17 22-30 36-38s31-12 51-12c19 0 36 5 49 15 14 10 24 26 31 45z">
          <text:p/>
        </draw:path>
        <draw:polygon draw:style-name="gr5" draw:text-style-name="P5" draw:layer="layout" svg:width="0.214cm" svg:height="0.36cm" svg:x="70.597cm" svg:y="21.554cm" svg:viewBox="0 0 215 361" draw:points="7,320 86,320 86,44 0,62 0,17 86,0 136,0 136,320 215,320 215,361 7,361">
          <text:p/>
        </draw:polygon>
        <draw:path draw:style-name="gr5" draw:text-style-name="P5" draw:layer="layout" svg:width="0.36cm" svg:height="0.303cm" svg:x="60.836cm" svg:y="12.956cm" svg:viewBox="0 0 361 304" svg:d="M40 255h281v-59c0-50-11-86-34-110-22-22-58-34-107-34s-84 12-107 34c-22 24-33 60-33 110zM0 304v-100c0-71 15-122 43-155 29-32 75-49 137-49 63 0 108 17 137 50 30 32 44 84 44 154v100z">
          <text:p/>
        </draw:path>
        <draw:path draw:style-name="gr5" draw:text-style-name="P5" draw:layer="layout" svg:width="0.375cm" svg:height="0.045cm" svg:x="60.821cm" svg:y="12.836cm" svg:viewBox="0 0 376 46" svg:d="M105 46v-46h271v46zM0 46v-46h56v46z">
          <text:p/>
        </draw:path>
        <draw:path draw:style-name="gr5" draw:text-style-name="P5" draw:layer="layout" svg:width="0.277cm" svg:height="0.394cm" svg:x="60.919cm" svg:y="12.351cm" svg:viewBox="0 0 278 395" svg:d="M59 183c-20-11-34-24-44-39-10-16-15-34-15-55 0-28 10-51 30-66s48-23 84-23h164v44h-163c-25 0-45 5-57 14-13 11-19 24-19 43 0 23 8 42 23 55s36 20 62 20h154v44h-163c-25 0-45 5-57 14-13 9-19 24-19 42 0 23 8 41 23 55 15 13 36 20 62 20h154v44h-271v-44h42c-17-10-29-23-37-37s-12-31-12-50c0-20 5-36 15-50s25-24 44-31z">
          <text:p/>
        </draw:path>
        <draw:path draw:style-name="gr5" draw:text-style-name="P5" draw:layer="layout" svg:width="0.367cm" svg:height="0.229cm" svg:x="60.829cm" svg:y="11.887cm" svg:viewBox="0 0 368 230" svg:d="M327 171v-171h41v230h-41c-19-18-45-44-77-76-32-31-53-52-62-60-18-17-32-28-45-34-12-6-24-9-37-9-19 0-34 7-46 20-12 15-19 32-19 54 0 15 3 31 8 48 6 17 14 35 25 54h-50c-8-19-14-38-18-54-4-17-6-33-6-47 0-37 10-68 29-90 18-23 43-34 74-34 16 0 30 3 43 8 14 6 29 16 47 31 5 4 18 16 41 38 22 23 53 53 93 92z">
          <text:p/>
        </draw:path>
        <draw:line draw:style-name="gr6" draw:text-style-name="P6" draw:layer="layout" svg:x1="61.563cm" svg:y1="21.274cm" svg:x2="61.563cm" svg:y2="3.871cm">
          <text:p/>
        </draw:line>
        <draw:line draw:style-name="gr6" draw:text-style-name="P6" draw:layer="layout" svg:x1="78.68cm" svg:y1="21.274cm" svg:x2="78.68cm" svg:y2="3.871cm">
          <text:p/>
        </draw:line>
        <draw:line draw:style-name="gr6" draw:text-style-name="P6" draw:layer="layout" svg:x1="61.563cm" svg:y1="21.274cm" svg:x2="78.68cm" svg:y2="21.274cm">
          <text:p/>
        </draw:line>
        <draw:line draw:style-name="gr6" draw:text-style-name="P6" draw:layer="layout" svg:x1="61.563cm" svg:y1="3.871cm" svg:x2="78.68cm" svg:y2="3.871cm">
          <text:p/>
        </draw:line>
        <draw:path draw:style-name="gr5" draw:text-style-name="P5" draw:layer="layout" svg:width="0.199cm" svg:height="0.308cm" svg:x="68.867cm" svg:y="3.351cm" svg:viewBox="0 0 200 309" svg:d="M41 34v116h54c19 0 34-5 45-15 10-10 16-24 16-43s-6-33-16-43c-11-10-26-15-45-15zM0 0h95c34 0 60 8 78 24 18 15 27 38 27 68 0 31-9 54-27 69-18 16-44 23-78 23h-54v125h-41z">
          <text:p/>
        </draw:path>
        <draw:path draw:style-name="gr5" draw:text-style-name="P5" draw:layer="layout" svg:width="0.135cm" svg:height="0.237cm" svg:x="69.112cm" svg:y="3.422cm" svg:viewBox="0 0 136 238" svg:d="M136 42c-4-2-9-4-14-5s-10-2-16-2c-22 0-39 7-51 21s-17 34-17 60v122h-38v-232h38v37c7-14 18-25 31-32s29-11 48-11c2 0 5 1 9 1 2 0 6 1 10 1z">
          <text:p/>
        </draw:path>
        <draw:path draw:style-name="gr5" draw:text-style-name="P5" draw:layer="layout" svg:width="0.214cm" svg:height="0.243cm" svg:x="69.262cm" svg:y="3.422cm" svg:viewBox="0 0 215 244" svg:d="M215 113v19h-176c2 26 10 46 24 60 14 13 34 20 59 20 14 0 29-2 42-5 14-3 29-9 42-16v36c-13 5-28 10-43 13-14 2-29 4-43 4-37 0-67-11-88-32-22-21-32-50-32-87 0-39 10-69 30-91s48-34 83-34c31 0 56 11 75 30 18 21 27 48 27 83zM176 102c0-22-6-38-17-51-12-12-27-18-46-18-21 0-38 6-50 18-13 12-21 29-22 51z">
          <text:p/>
        </draw:path>
        <draw:path draw:style-name="gr5" draw:text-style-name="P5" draw:layer="layout" svg:width="0.207cm" svg:height="0.327cm" svg:x="69.522cm" svg:y="3.338cm" svg:viewBox="0 0 208 328" svg:d="M170 126v-126h38v322h-38v-34c-8 14-18 24-31 30-13 7-27 10-44 10-28 0-51-11-69-33s-26-52-26-88c0-37 8-66 26-88s41-35 69-35c17 0 31 4 44 11s23 17 31 31zM39 207c0 28 6 50 17 66 12 16 27 24 48 24 20 0 37-8 48-24 12-16 18-38 18-66s-6-50-18-66c-11-16-28-24-48-24-21 0-36 8-48 24-11 16-17 38-17 66z">
          <text:p/>
        </draw:path>
        <draw:path draw:style-name="gr5" draw:text-style-name="P5" draw:layer="layout" svg:width="0.249cm" svg:height="0.32cm" svg:x="69.926cm" svg:y="3.345cm" svg:viewBox="0 0 250 321" svg:d="M250 31v44c-15-13-30-23-46-30-16-6-32-9-50-9-37 0-64 11-82 32-19 22-28 53-28 93 0 41 9 72 28 94 18 21 45 32 82 32 18 0 34-3 50-10 16-6 31-16 46-29v44c-15 10-31 17-47 22-16 4-33 7-52 7-47 0-84-14-111-42-27-29-40-68-40-118 0-49 13-88 40-117 27-28 64-44 111-44 19 0 36 3 53 8 16 6 31 13 46 23z">
          <text:p/>
        </draw:path>
        <draw:polygon draw:style-name="gr5" draw:text-style-name="P5" draw:layer="layout" svg:width="0.038cm" svg:height="0.321cm" svg:x="70.237cm" svg:y="3.338cm" svg:viewBox="0 0 39 322" draw:points="0,322 39,322 39,0 0,0">
          <text:p/>
        </draw:polygon>
        <draw:path draw:style-name="gr5" draw:text-style-name="P5" draw:layer="layout" svg:width="0.195cm" svg:height="0.243cm" svg:x="70.341cm" svg:y="3.422cm" svg:viewBox="0 0 196 244" svg:d="M119 122c-30 0-52 4-63 11-12 7-18 19-18 36 0 13 4 24 13 32s21 12 36 12c21 0 38-8 51-23s20-35 20-60v-8zM196 106v132h-38v-35c-10 15-21 25-33 31-13 7-29 10-48 10-24 0-43-6-57-20-14-13-20-30-20-53 0-26 8-45 26-59 17-13 43-20 78-20h54v-3c0-19-7-32-18-42-12-9-28-14-48-14-14 0-27 1-39 5-13 3-25 8-36 14v-36c13-5 27-9 40-11 13-3 26-5 38-5 34 0 60 9 76 27 17 17 25 43 25 79z">
          <text:p/>
        </draw:path>
        <draw:path draw:style-name="gr5" draw:text-style-name="P5" draw:layer="layout" svg:width="0.177cm" svg:height="0.243cm" svg:x="70.598cm" svg:y="3.422cm" svg:viewBox="0 0 178 244" svg:d="M165 13v36c-11-5-22-10-33-13-12-2-24-4-36-4-19 0-35 3-44 9s-14 14-14 26c0 9 4 15 10 22 7 5 22 10 42 14l13 3c27 6 46 14 58 24 11 11 17 26 17 44 0 22-9 39-26 51-17 13-40 19-70 19-13 0-27-1-40-3-14-3-28-6-42-11v-39c14 7 28 13 41 16 14 4 28 6 42 6 18 0 31-3 41-9s15-15 15-27c0-10-4-18-11-23-7-6-22-11-46-16l-13-3c-25-5-42-13-52-23-11-10-16-24-16-43 0-22 8-39 23-51s37-18 67-18c14 0 27 2 40 4 12 2 24 5 34 9z">
          <text:p/>
        </draw:path>
        <draw:path draw:style-name="gr5" draw:text-style-name="P5" draw:layer="layout" svg:width="0.177cm" svg:height="0.243cm" svg:x="70.818cm" svg:y="3.422cm" svg:viewBox="0 0 178 244" svg:d="M166 13v36c-11-5-22-10-34-13-11-2-23-4-36-4-19 0-33 3-42 9-10 6-14 14-14 26 0 9 3 15 10 22 7 5 20 10 40 14l14 3c27 6 46 14 57 24 11 11 17 26 17 44 0 22-8 39-25 51-17 13-41 19-71 19-12 0-25-1-39-3-13-3-28-6-43-11v-39c14 7 29 13 43 16 13 4 27 6 40 6 18 0 32-3 42-9 9-6 14-15 14-27 0-10-4-18-10-23-7-6-22-11-46-16l-13-3c-24-5-41-13-52-23s-16-24-16-43c0-22 7-39 24-51 15-12 37-18 66-18 14 0 27 2 40 4 12 2 23 5 34 9z">
          <text:p/>
        </draw:path>
        <draw:path draw:style-name="gr5" draw:text-style-name="P5" draw:layer="layout" svg:width="0.225cm" svg:height="0.308cm" svg:x="71.171cm" svg:y="3.351cm" svg:viewBox="0 0 226 309" svg:d="M139 36l-105 166h105zM128 0h54v202h44v35h-44v72h-43v-72h-139v-41z">
          <text:p/>
        </draw:path>
        <draw:path draw:style-name="gr5" draw:text-style-name="P5" draw:layer="layout" svg:width="0.338cm" svg:height="0.237cm" svg:x="35.977cm" svg:y="0.338cm" svg:viewBox="0 0 339 238" svg:d="M182 51c9-17 21-29 34-38 13-8 28-13 48-13 23 0 42 9 55 27 13 17 20 41 20 72v139h-38v-138c0-22-4-39-12-50-8-10-20-16-36-16-21 0-36 7-48 20-11 13-17 31-17 54v130h-38v-138c0-22-4-39-12-50-8-10-20-16-36-16-20 0-35 7-47 20-11 13-17 31-17 54v130h-38v-232h38v37c9-14 19-26 32-32 11-7 26-11 43-11s31 5 43 13c11 10 20 22 26 38z">
          <text:p/>
        </draw:path>
        <draw:path draw:style-name="gr5" draw:text-style-name="P5" draw:layer="layout" svg:width="0.215cm" svg:height="0.243cm" svg:x="36.374cm" svg:y="0.338cm" svg:viewBox="0 0 216 244" svg:d="M216 113v19h-176c2 26 9 46 24 60 14 13 33 20 60 20 14 0 28-2 42-5 13-3 27-9 41-16v36c-14 5-28 10-42 13-14 2-29 4-43 4-39 0-68-11-90-32-21-21-32-50-32-87 0-38 10-68 31-90 20-23 48-35 84-35 31 0 56 11 74 31 18 21 27 48 27 82zM178 102c-1-21-7-37-18-50-11-12-26-18-45-18-22 0-39 6-52 18-12 12-20 29-22 50z">
          <text:p/>
        </draw:path>
        <draw:path draw:style-name="gr5" draw:text-style-name="P5" draw:layer="layout" svg:width="0.144cm" svg:height="0.297cm" svg:x="36.623cm" svg:y="0.278cm" svg:viewBox="0 0 145 298" svg:d="M67 0v66h78v29h-78v127c0 19 2 32 7 37 6 5 16 8 32 8h39v31h-39c-29 0-50-5-61-16s-16-31-16-60v-127h-29v-29h29v-66z">
          <text:p/>
        </draw:path>
        <draw:path draw:style-name="gr5" draw:text-style-name="P5" draw:layer="layout" svg:width="0.194cm" svg:height="0.321cm" svg:x="36.816cm" svg:y="0.254cm" svg:viewBox="0 0 195 322" svg:d="M195 182v140h-38v-139c0-22-5-38-15-49-8-11-21-17-38-17-20 0-36 7-48 20s-18 31-18 54v131h-38v-322h38v126c9-14 19-24 32-31 12-7 27-11 43-11 26 0 47 9 61 25 14 17 21 41 21 73z">
          <text:p/>
        </draw:path>
        <draw:path draw:style-name="gr5" draw:text-style-name="P5" draw:layer="layout" svg:width="0.212cm" svg:height="0.243cm" svg:x="37.069cm" svg:y="0.338cm" svg:viewBox="0 0 213 244" svg:d="M106 34c-20 0-36 8-48 24s-18 37-18 65 6 49 18 65c11 17 27 24 48 24s38-7 49-24c12-16 18-37 18-65 0-27-6-49-18-65-11-16-28-24-49-24zM106 0c34 0 60 11 79 34 19 21 28 51 28 89s-9 68-28 89-45 32-79 32c-33 0-59-11-78-32s-28-51-28-89 9-68 28-89c19-23 45-34 78-34z">
          <text:p/>
        </draw:path>
        <draw:path draw:style-name="gr5" draw:text-style-name="P5" draw:layer="layout" svg:width="0.207cm" svg:height="0.327cm" svg:x="37.328cm" svg:y="0.254cm" svg:viewBox="0 0 208 328" svg:d="M170 125v-125h38v322h-38v-34c-8 14-18 24-31 30-12 7-26 10-43 10-28 0-51-11-70-33-17-22-26-52-26-89s9-66 26-88c19-22 42-34 70-34 17 0 31 4 43 11 13 6 23 16 31 30zM40 206c0 28 6 51 17 67 12 16 27 24 48 24 20 0 36-8 48-24 11-16 17-39 17-67s-6-50-17-66c-12-16-28-24-48-24-21 0-36 8-48 24-11 16-17 38-17 66z">
          <text:p/>
        </draw:path>
        <draw:path draw:style-name="gr5" draw:text-style-name="P5" draw:layer="layout" svg:width="0.265cm" svg:height="0.12cm" svg:x="37.753cm" svg:y="0.383cm" svg:viewBox="0 0 266 121" svg:d="M0 0h266v36h-266zM0 85h266v36h-266z">
          <text:p/>
        </draw:path>
        <draw:path draw:style-name="gr5" draw:text-style-name="P5" draw:layer="layout" svg:width="0.193cm" svg:height="0.243cm" svg:x="38.234cm" svg:y="0.338cm" svg:viewBox="0 0 194 244" svg:d="M0 147v-141h38v140c0 22 4 38 12 49 9 11 22 16 40 16 20 0 37-6 49-19 11-13 17-31 17-54v-132h38v232h-38v-35c-9 14-20 24-32 31s-26 10-42 10c-28 0-48-8-62-25-14-16-20-40-20-72zM96 0z">
          <text:p/>
        </draw:path>
        <draw:path draw:style-name="gr5" draw:text-style-name="P5" draw:layer="layout" svg:width="0.338cm" svg:height="0.237cm" svg:x="38.504cm" svg:y="0.338cm" svg:viewBox="0 0 339 238" svg:d="M183 51c9-17 21-29 34-38 13-8 29-13 47-13 24 0 42 9 55 27 14 17 20 41 20 72v139h-38v-138c0-22-4-39-12-50-8-10-20-16-36-16-20 0-35 7-47 20-11 13-17 31-17 54v130h-38v-138c0-22-4-39-12-50-8-10-20-16-36-16-19 0-36 7-47 20-12 13-17 31-17 54v130h-39v-232h39v37c8-14 19-26 31-32 12-7 27-11 44-11s31 5 43 13c12 10 20 22 26 38z">
          <text:p/>
        </draw:path>
        <draw:path draw:style-name="gr5" draw:text-style-name="P5" draw:layer="layout" svg:width="0.195cm" svg:height="0.243cm" svg:x="38.904cm" svg:y="0.338cm" svg:viewBox="0 0 196 244" svg:d="M119 122c-30 0-52 4-63 11-12 7-18 19-18 36 0 13 4 24 13 32s21 12 36 12c21 0 38-8 51-23s19-35 19-60v-8zM196 106v132h-39v-35c-9 15-20 25-32 31-13 7-29 10-48 10-24 0-43-6-57-20-14-13-20-30-20-53 0-26 8-45 26-59 17-13 43-20 78-20h53v-3c0-18-6-31-17-41-12-9-28-14-48-14-14 0-27 1-39 5-13 3-25 8-36 14v-37c13-5 27-9 40-11 13-3 26-5 38-5 34 0 59 9 75 28 17 17 26 43 26 78z">
          <text:p/>
        </draw:path>
        <draw:path draw:style-name="gr5" draw:text-style-name="P5" draw:layer="layout" svg:width="0.207cm" svg:height="0.325cm" svg:x="39.176cm" svg:y="0.338cm" svg:viewBox="0 0 208 326" svg:d="M38 204v122h-38v-320h38v35c8-14 19-24 31-30 13-7 28-11 45-11 27 0 50 12 68 34 17 22 26 51 26 88s-9 67-26 89c-18 22-41 33-68 33-17 0-32-3-45-10-12-6-23-16-31-30zM169 122c0-28-6-50-17-66-12-16-28-24-48-24s-36 8-47 24c-13 16-19 38-19 66 0 29 6 51 19 67 11 16 27 24 47 24s36-8 48-24c11-16 17-38 17-67z">
          <text:p/>
        </draw:path>
        <draw:path draw:style-name="gr5" draw:text-style-name="P5" draw:layer="layout" svg:width="0.094cm" svg:height="0.377cm" svg:x="39.578cm" svg:y="0.254cm" svg:viewBox="0 0 95 378" svg:d="M95 0c-18 32-32 64-41 95-9 30-14 62-14 93 0 33 5 64 14 95 9 32 23 63 41 95h-33c-21-33-37-64-47-96s-15-63-15-94c0-30 5-61 15-92 10-32 25-63 47-96z">
          <text:p/>
        </draw:path>
        <draw:polygon draw:style-name="gr5" draw:text-style-name="P5" draw:layer="layout" svg:width="0.184cm" svg:height="0.308cm" svg:x="39.753cm" svg:y="0.267cm" svg:viewBox="0 0 185 309" draw:points="6,274 75,274 75,38 0,53 0,15 75,0 116,0 116,274 185,274 185,309 6,309">
          <text:p/>
        </draw:polygon>
        <draw:path draw:style-name="gr5" draw:text-style-name="P5" draw:layer="layout" svg:width="0.095cm" svg:height="0.377cm" svg:x="40.009cm" svg:y="0.254cm" svg:viewBox="0 0 96 378" svg:d="M0 0h33c21 33 36 64 47 96 11 31 16 62 16 92 0 31-5 62-16 94s-26 63-47 96h-33c19-32 32-63 42-95 8-31 13-62 13-95 0-31-5-63-13-93-10-31-23-63-42-95z">
          <text:p/>
        </draw:path>
      </draw:page>
      <draw:page draw:name="page2" draw:style-name="dp1" draw:master-page-name="master-page3">
        <draw:path draw:style-name="gr2" draw:text-style-name="P2" draw:layer="layout" svg:width="0.789cm" svg:height="0.789cm" svg:x="3.269cm" svg:y="10.694cm" svg:viewBox="0 0 790 790" svg:d="M395 790c105 0 205-42 279-117 74-74 116-174 116-279 0-104-42-205-116-279s-174-115-279-115c-104 0-206 41-280 115s-115 175-115 279c0 105 41 205 115 279 74 75 176 117 280 117z">
          <text:p/>
        </draw:path>
        <draw:path draw:style-name="gr2" draw:text-style-name="P2" draw:layer="layout" svg:width="0.788cm" svg:height="0.788cm" svg:x="6.956cm" svg:y="9.473cm" svg:viewBox="0 0 789 789" svg:d="M394 789c105 0 206-41 280-115s115-174 115-279c0-106-41-206-115-280s-175-115-280-115-205 41-279 115-115 174-115 280c0 105 41 205 115 279s174 115 279 115z">
          <text:p/>
        </draw:path>
        <draw:path draw:style-name="gr2" draw:text-style-name="P2" draw:layer="layout" svg:width="0.789cm" svg:height="0.789cm" svg:x="7.222cm" svg:y="5.001cm" svg:viewBox="0 0 790 790" svg:d="M395 790c105 0 205-41 279-115s116-175 116-279c0-105-42-205-116-280-74-74-174-116-279-116-104 0-206 42-280 116-74 75-115 175-115 280 0 104 41 205 115 279s176 115 280 115z">
          <text:p/>
        </draw:path>
        <draw:path draw:style-name="gr2" draw:text-style-name="P2" draw:layer="layout" svg:width="0.789cm" svg:height="0.789cm" svg:x="2.768cm" svg:y="8.04cm" svg:viewBox="0 0 790 790" svg:d="M395 790c104 0 205-42 279-116 74-73 116-174 116-278 0-105-42-206-116-280s-175-116-279-116c-105 0-205 42-279 116s-116 175-116 280c0 104 42 205 116 278 74 74 174 116 279 116z">
          <text:p/>
        </draw:path>
        <draw:path draw:style-name="gr2" draw:text-style-name="P2" draw:layer="layout" svg:width="0.788cm" svg:height="0.789cm" svg:x="6.634cm" svg:y="10.454cm" svg:viewBox="0 0 789 790" svg:d="M395 790c105 0 205-42 279-116s115-174 115-279c0-104-41-205-115-280-74-74-174-115-279-115s-205 41-279 115c-75 75-116 176-116 280 0 105 41 205 116 279 74 74 174 116 279 116z">
          <text:p/>
        </draw:path>
        <draw:path draw:style-name="gr2" draw:text-style-name="P2" draw:layer="layout" svg:width="0.789cm" svg:height="0.789cm" svg:x="5.206cm" svg:y="6.254cm" svg:viewBox="0 0 790 790" svg:d="M395 790c104 0 205-42 279-116 75-74 116-174 116-280 0-104-41-205-116-279-74-74-175-115-279-115-105 0-205 41-279 115s-116 175-116 279c0 106 42 206 116 280s174 116 279 116z">
          <text:p/>
        </draw:path>
        <draw:path draw:style-name="gr2" draw:text-style-name="P2" draw:layer="layout" svg:width="0.789cm" svg:height="0.789cm" svg:x="11.48cm" svg:y="9.622cm" svg:viewBox="0 0 790 790" svg:d="M394 790c105 0 205-42 279-116 75-74 117-174 117-279 0-104-42-206-117-280-74-74-174-115-279-115-104 0-204 41-278 115s-116 176-116 280c0 105 42 205 116 279s174 116 278 116z">
          <text:p/>
        </draw:path>
        <draw:path draw:style-name="gr2" draw:text-style-name="P2" draw:layer="layout" svg:width="0.788cm" svg:height="0.789cm" svg:x="10.703cm" svg:y="7.586cm" svg:viewBox="0 0 789 790" svg:d="M394 790c105 0 205-42 279-117 75-74 116-174 116-279 0-104-41-205-116-279-74-73-174-115-279-115s-205 42-279 115c-74 74-115 175-115 279 0 105 41 205 115 279 74 75 174 117 279 117z">
          <text:p/>
        </draw:path>
        <draw:path draw:style-name="gr2" draw:text-style-name="P2" draw:layer="layout" svg:width="0.789cm" svg:height="0.789cm" svg:x="9.431cm" svg:y="8.735cm" svg:viewBox="0 0 790 790" svg:d="M394 790c106 0 206-42 280-116s116-174 116-279-42-206-116-280-174-115-280-115c-104 0-205 41-279 115s-115 175-115 280 41 205 115 279 175 116 279 116z">
          <text:p/>
        </draw:path>
        <draw:path draw:style-name="gr2" draw:text-style-name="P2" draw:layer="layout" svg:width="0.789cm" svg:height="0.789cm" svg:x="5.614cm" svg:y="8.409cm" svg:viewBox="0 0 790 790" svg:d="M396 790c105 0 205-41 279-115 74-75 115-176 115-280 0-105-41-205-115-279s-174-116-279-116c-106 0-206 42-280 116s-116 174-116 279c0 104 42 205 116 280 74 74 174 115 280 115z">
          <text:p/>
        </draw:path>
        <draw:path draw:style-name="gr2" draw:text-style-name="P2" draw:layer="layout" svg:width="0.789cm" svg:height="0.789cm" svg:x="3.124cm" svg:y="4.393cm" svg:viewBox="0 0 790 790" svg:d="M395 790c105 0 206-42 280-117 74-74 115-174 115-279 0-104-41-205-115-278-74-74-175-116-280-116s-205 42-279 116c-74 73-116 174-116 278 0 105 42 205 116 279 74 75 174 117 279 117z">
          <text:p/>
        </draw:path>
        <draw:path draw:style-name="gr2" draw:text-style-name="P2" draw:layer="layout" svg:width="0.789cm" svg:height="0.789cm" svg:x="8.121cm" svg:y="8.41cm" svg:viewBox="0 0 790 790" svg:d="M396 790c104 0 205-41 279-115 74-75 115-176 115-280 0-105-41-205-115-279s-175-116-279-116c-105 0-205 42-280 116-74 74-116 174-116 279 0 104 42 205 116 280 75 74 175 115 280 115z">
          <text:p/>
        </draw:path>
        <draw:path draw:style-name="gr3" draw:text-style-name="P3" draw:layer="layout" svg:width="0.789cm" svg:height="0.789cm" svg:x="9.233cm" svg:y="17.19cm" svg:viewBox="0 0 790 790" svg:d="M394 790c105 0 205-42 280-116 74-74 116-175 116-280 0-104-42-205-116-279-75-74-175-115-280-115-104 0-205 41-279 115s-115 175-115 279c0 105 41 206 115 280s175 116 279 116z">
          <text:p/>
        </draw:path>
        <draw:path draw:style-name="gr3" draw:text-style-name="P3" draw:layer="layout" svg:width="0.788cm" svg:height="0.789cm" svg:x="11.522cm" svg:y="13.976cm" svg:viewBox="0 0 789 790" svg:d="M394 790c105 0 205-42 279-116 75-75 116-175 116-280 0-104-41-205-116-279-74-74-174-115-279-115s-205 41-279 115-115 175-115 279c0 105 41 205 115 280 74 74 174 116 279 116z">
          <text:p/>
        </draw:path>
        <draw:path draw:style-name="gr3" draw:text-style-name="P3" draw:layer="layout" svg:width="0.788cm" svg:height="0.788cm" svg:x="8.886cm" svg:y="16.883cm" svg:viewBox="0 0 789 789" svg:d="M395 789c105 0 205-41 279-115s115-174 115-279-41-205-115-279c-74-75-174-116-279-116s-205 41-280 116c-74 74-115 174-115 279s41 205 115 279c75 74 175 115 280 115z">
          <text:p/>
        </draw:path>
        <draw:path draw:style-name="gr3" draw:text-style-name="P3" draw:layer="layout" svg:width="0.789cm" svg:height="0.789cm" svg:x="11.135cm" svg:y="20.327cm" svg:viewBox="0 0 790 790" svg:d="M395 790c105 0 205-41 279-115s116-176 116-280c0-105-42-205-116-279s-174-116-279-116-205 42-279 116-116 174-116 279c0 104 42 206 116 280s174 115 279 115z">
          <text:p/>
        </draw:path>
        <draw:path draw:style-name="gr3" draw:text-style-name="P3" draw:layer="layout" svg:width="0.789cm" svg:height="0.789cm" svg:x="11.384cm" svg:y="14.936cm" svg:viewBox="0 0 790 790" svg:d="M395 790c105 0 205-41 279-115s116-175 116-280-42-205-116-279-174-116-279-116c-104 0-205 42-279 116-73 74-116 174-116 279s43 206 116 280c74 74 175 115 279 115z">
          <text:p/>
        </draw:path>
        <draw:path draw:style-name="gr3" draw:text-style-name="P3" draw:layer="layout" svg:width="0.789cm" svg:height="0.788cm" svg:x="6.923cm" svg:y="17.907cm" svg:viewBox="0 0 790 789" svg:d="M395 789c104 0 205-41 279-115 74-75 116-175 116-280s-42-205-116-279-175-115-279-115c-105 0-205 41-279 115s-116 174-116 279 42 205 116 280c74 74 174 115 279 115z">
          <text:p/>
        </draw:path>
        <draw:path draw:style-name="gr3" draw:text-style-name="P3" draw:layer="layout" svg:width="0.789cm" svg:height="0.789cm" svg:x="8.555cm" svg:y="15.01cm" svg:viewBox="0 0 790 790" svg:d="M395 790c104 0 205-42 279-116 74-73 116-174 116-278 0-106-42-206-116-280s-175-116-279-116c-105 0-205 42-279 116s-116 174-116 280c0 104 42 205 116 278 74 74 174 116 279 116z">
          <text:p/>
        </draw:path>
        <draw:path draw:style-name="gr3" draw:text-style-name="P3" draw:layer="layout" svg:width="0.789cm" svg:height="0.789cm" svg:x="13.97cm" svg:y="19.068cm" svg:viewBox="0 0 790 790" svg:d="M395 790c104 0 204-41 279-115 74-74 116-175 116-279 0-105-42-206-116-280-75-74-175-116-279-116-105 0-205 42-279 116s-116 175-116 280c0 104 42 205 116 279s174 115 279 115z">
          <text:p/>
        </draw:path>
        <draw:path draw:style-name="gr3" draw:text-style-name="P3" draw:layer="layout" svg:width="0.789cm" svg:height="0.789cm" svg:x="12.22cm" svg:y="19.747cm" svg:viewBox="0 0 790 790" svg:d="M394 790c105 0 205-41 279-115s117-175 117-279c0-106-43-206-117-280s-174-116-279-116c-104 0-205 42-279 116s-115 174-115 280c0 104 41 205 115 279s175 115 279 115z">
          <text:p/>
        </draw:path>
        <draw:path draw:style-name="gr3" draw:text-style-name="P3" draw:layer="layout" svg:width="0.789cm" svg:height="0.789cm" svg:x="8.532cm" svg:y="18.858cm" svg:viewBox="0 0 790 790" svg:d="M395 790c104 0 206-41 280-115s115-175 115-280-41-205-115-279-176-116-280-116c-105 0-205 42-279 116s-116 174-116 279 42 206 116 280 174 115 279 115z">
          <text:p/>
        </draw:path>
        <draw:path draw:style-name="gr3" draw:text-style-name="P3" draw:layer="layout" svg:width="0.789cm" svg:height="0.789cm" svg:x="14.357cm" svg:y="17.658cm" svg:viewBox="0 0 790 790" svg:d="M396 790c104 0 205-42 279-116 74-73 115-174 115-278 0-105-41-205-115-279-74-75-175-117-279-117-105 0-206 42-280 117-74 74-116 174-116 279 0 104 42 205 116 278 74 74 175 116 280 116z">
          <text:p/>
        </draw:path>
        <draw:path draw:style-name="gr3" draw:text-style-name="P3" draw:layer="layout" svg:width="0.789cm" svg:height="0.789cm" svg:x="9.368cm" svg:y="18.865cm" svg:viewBox="0 0 790 790" svg:d="M394 790c106 0 206-42 280-116s116-174 116-280c0-104-42-205-116-279s-174-115-280-115c-105 0-205 41-279 115s-115 175-115 279c0 106 41 206 115 280s174 116 279 116z">
          <text:p/>
        </draw:path>
        <draw:path draw:style-name="gr4" draw:text-style-name="P4" draw:layer="layout" svg:width="0.789cm" svg:height="0.789cm" svg:x="9.232cm" svg:y="14.637cm" svg:viewBox="0 0 790 790" svg:d="M394 790c105 0 205-42 280-117 74-73 116-174 116-278 0-105-42-205-116-279-75-74-175-116-280-116-104 0-205 42-279 116s-115 174-115 279c0 104 41 205 115 278 74 75 175 117 279 117z">
          <text:p/>
        </draw:path>
        <draw:polygon draw:style-name="gr3" draw:text-style-name="P3" draw:layer="layout" svg:width="0.789cm" svg:height="0.789cm" svg:x="3.379cm" svg:y="11.259cm" svg:viewBox="0 0 790 790" draw:points="395,0 0,790 790,790">
          <text:p/>
        </draw:polygon>
        <draw:polygon draw:style-name="gr3" draw:text-style-name="P3" draw:layer="layout" svg:width="0.789cm" svg:height="0.789cm" svg:x="5.881cm" svg:y="10.365cm" svg:viewBox="0 0 790 790" draw:points="396,0 0,790 790,790">
          <text:p/>
        </draw:polygon>
        <draw:polygon draw:style-name="gr3" draw:text-style-name="P3" draw:layer="layout" svg:width="0.789cm" svg:height="0.789cm" svg:x="5.104cm" svg:y="8.45cm" svg:viewBox="0 0 790 790" draw:points="396,0 0,790 790,790">
          <text:p/>
        </draw:polygon>
        <draw:polygon draw:style-name="gr3" draw:text-style-name="P3" draw:layer="layout" svg:width="0.789cm" svg:height="0.789cm" svg:x="4.038cm" svg:y="13.303cm" svg:viewBox="0 0 790 790" draw:points="396,0 0,790 790,790">
          <text:p/>
        </draw:polygon>
        <draw:polygon draw:style-name="gr3" draw:text-style-name="P3" draw:layer="layout" svg:width="0.789cm" svg:height="0.789cm" svg:x="2.566cm" svg:y="11.823cm" svg:viewBox="0 0 790 790" draw:points="396,0 0,790 790,790">
          <text:p/>
        </draw:polygon>
        <draw:polygon draw:style-name="gr3" draw:text-style-name="P3" draw:layer="layout" svg:width="0.789cm" svg:height="0.788cm" svg:x="5.515cm" svg:y="13.555cm" svg:viewBox="0 0 790 789" draw:points="396,0 0,789 790,789">
          <text:p/>
        </draw:polygon>
        <draw:polygon draw:style-name="gr3" draw:text-style-name="P3" draw:layer="layout" svg:width="0.788cm" svg:height="0.789cm" svg:x="3.627cm" svg:y="8.959cm" svg:viewBox="0 0 789 790" draw:points="394,0 0,790 789,790">
          <text:p/>
        </draw:polygon>
        <draw:polygon draw:style-name="gr3" draw:text-style-name="P3" draw:layer="layout" svg:width="0.788cm" svg:height="0.789cm" svg:x="6.559cm" svg:y="12.555cm" svg:viewBox="0 0 789 790" draw:points="395,0 0,790 789,790">
          <text:p/>
        </draw:polygon>
        <draw:polygon draw:style-name="gr3" draw:text-style-name="P3" draw:layer="layout" svg:width="0.789cm" svg:height="0.789cm" svg:x="5.859cm" svg:y="12.126cm" svg:viewBox="0 0 790 790" draw:points="396,0 0,790 790,790">
          <text:p/>
        </draw:polygon>
        <draw:polygon draw:style-name="gr3" draw:text-style-name="P3" draw:layer="layout" svg:width="0.789cm" svg:height="0.789cm" svg:x="4.437cm" svg:y="8.465cm" svg:viewBox="0 0 790 790" draw:points="394,0 0,790 790,790">
          <text:p/>
        </draw:polygon>
        <draw:polygon draw:style-name="gr3" draw:text-style-name="P3" draw:layer="layout" svg:width="0.789cm" svg:height="0.789cm" svg:x="1.852cm" svg:y="8.897cm" svg:viewBox="0 0 790 790" draw:points="396,0 0,790 790,790">
          <text:p/>
        </draw:polygon>
        <draw:polygon draw:style-name="gr3" draw:text-style-name="P3" draw:layer="layout" svg:width="0.789cm" svg:height="0.789cm" svg:x="6.073cm" svg:y="9.286cm" svg:viewBox="0 0 790 790" draw:points="394,0 0,790 790,790">
          <text:p/>
        </draw:polygon>
        <draw:polygon draw:style-name="gr3" draw:text-style-name="P3" draw:layer="layout" svg:width="0.789cm" svg:height="0.789cm" svg:x="5.904cm" svg:y="6.939cm" svg:viewBox="0 0 790 790" draw:points="395,0 0,790 790,790">
          <text:p/>
        </draw:polygon>
        <draw:polygon draw:style-name="gr3" draw:text-style-name="P3" draw:layer="layout" svg:width="0.789cm" svg:height="0.789cm" svg:x="8.956cm" svg:y="9.778cm" svg:viewBox="0 0 790 790" draw:points="395,0 0,790 790,790">
          <text:p/>
        </draw:polygon>
        <draw:polygon draw:style-name="gr3" draw:text-style-name="P3" draw:layer="layout" svg:width="0.789cm" svg:height="0.789cm" svg:x="7.035cm" svg:y="4.029cm" svg:viewBox="0 0 790 790" draw:points="394,0 0,790 790,790">
          <text:p/>
        </draw:polygon>
        <draw:polygon draw:style-name="gr3" draw:text-style-name="P3" draw:layer="layout" svg:width="0.789cm" svg:height="0.788cm" svg:x="5.75cm" svg:y="4.824cm" svg:viewBox="0 0 790 789" draw:points="396,0 0,789 790,789">
          <text:p/>
        </draw:polygon>
        <draw:polygon draw:style-name="gr3" draw:text-style-name="P3" draw:layer="layout" svg:width="0.788cm" svg:height="0.789cm" svg:x="7.531cm" svg:y="11.964cm" svg:viewBox="0 0 789 790" draw:points="394,0 0,790 789,790">
          <text:p/>
        </draw:polygon>
        <draw:polygon draw:style-name="gr3" draw:text-style-name="P3" draw:layer="layout" svg:width="0.789cm" svg:height="0.789cm" svg:x="9.032cm" svg:y="4.811cm" svg:viewBox="0 0 790 790" draw:points="396,0 0,790 790,790">
          <text:p/>
        </draw:polygon>
        <draw:polygon draw:style-name="gr3" draw:text-style-name="P3" draw:layer="layout" svg:width="0.789cm" svg:height="0.789cm" svg:x="6.448cm" svg:y="8.042cm" svg:viewBox="0 0 790 790" draw:points="395,0 0,790 790,790">
          <text:p/>
        </draw:polygon>
        <draw:polygon draw:style-name="gr3" draw:text-style-name="P3" draw:layer="layout" svg:width="0.789cm" svg:height="0.789cm" svg:x="9.183cm" svg:y="8.274cm" svg:viewBox="0 0 790 790" draw:points="395,0 0,790 790,790">
          <text:p/>
        </draw:polygon>
        <draw:polygon draw:style-name="gr3" draw:text-style-name="P3" draw:layer="layout" svg:width="0.789cm" svg:height="0.789cm" svg:x="8.349cm" svg:y="8.93cm" svg:viewBox="0 0 790 790" draw:points="394,0 0,790 790,790">
          <text:p/>
        </draw:polygon>
        <draw:polygon draw:style-name="gr3" draw:text-style-name="P3" draw:layer="layout" svg:width="0.789cm" svg:height="0.788cm" svg:x="4.548cm" svg:y="5.641cm" svg:viewBox="0 0 790 789" draw:points="394,0 0,789 790,789">
          <text:p/>
        </draw:polygon>
        <draw:polygon draw:style-name="gr3" draw:text-style-name="P3" draw:layer="layout" svg:width="0.789cm" svg:height="0.789cm" svg:x="8.843cm" svg:y="11.013cm" svg:viewBox="0 0 790 790" draw:points="395,0 0,790 790,790">
          <text:p/>
        </draw:polygon>
        <draw:polygon draw:style-name="gr3" draw:text-style-name="P3" draw:layer="layout" svg:width="0.788cm" svg:height="0.789cm" svg:x="4.814cm" svg:y="12.022cm" svg:viewBox="0 0 789 790" draw:points="395,0 0,790 789,790">
          <text:p/>
        </draw:polygon>
        <draw:polygon draw:style-name="gr3" draw:text-style-name="P3" draw:layer="layout" svg:width="0.789cm" svg:height="0.789cm" svg:x="3.905cm" svg:y="6.89cm" svg:viewBox="0 0 790 790" draw:points="395,0 0,790 790,790">
          <text:p/>
        </draw:polygon>
        <draw:path draw:style-name="gr3" draw:text-style-name="P3" draw:layer="layout" svg:width="0.788cm" svg:height="0.789cm" svg:x="33.507cm" svg:y="14.263cm" svg:viewBox="0 0 789 790" svg:d="M394 790c105 0 205-42 279-116s116-174 116-279-42-206-116-279c-74-74-174-116-279-116s-205 42-279 116c-74 73-115 174-115 279s41 205 115 279 174 116 279 116z">
          <text:p/>
        </draw:path>
        <draw:path draw:style-name="gr3" draw:text-style-name="P3" draw:layer="layout" svg:width="0.788cm" svg:height="0.789cm" svg:x="30.152cm" svg:y="15.363cm" svg:viewBox="0 0 789 790" svg:d="M395 790c105 0 205-41 279-115s115-175 115-279c0-105-41-205-115-279s-174-117-279-117-205 43-280 117c-74 74-115 174-115 279 0 104 41 205 115 279 75 74 175 115 280 115z">
          <text:p/>
        </draw:path>
        <draw:path draw:style-name="gr3" draw:text-style-name="P3" draw:layer="layout" svg:width="0.789cm" svg:height="0.789cm" svg:x="35.778cm" svg:y="11.223cm" svg:viewBox="0 0 790 790" svg:d="M395 790c105 0 205-41 279-115s116-175 116-279c0-105-42-206-116-280s-174-116-279-116c-104 0-205 42-279 116-75 74-116 175-116 280 0 104 41 205 116 279 74 74 175 115 279 115z">
          <text:p/>
        </draw:path>
        <draw:path draw:style-name="gr3" draw:text-style-name="P3" draw:layer="layout" svg:width="0.789cm" svg:height="0.789cm" svg:x="30.305cm" svg:y="18.777cm" svg:viewBox="0 0 790 790" svg:d="M395 790c105 0 205-42 279-116s116-175 116-280c0-104-42-205-116-279s-174-115-279-115c-104 0-205 41-279 115s-116 175-116 279c0 105 42 206 116 280s175 116 279 116z">
          <text:p/>
        </draw:path>
        <draw:path draw:style-name="gr4" draw:text-style-name="P4" draw:layer="layout" svg:width="0.789cm" svg:height="0.789cm" svg:x="29.602cm" svg:y="10.323cm" svg:viewBox="0 0 790 790" svg:d="M395 790c104 0 204-42 278-116 75-74 117-174 117-279s-42-206-117-280c-74-74-174-115-278-115-105 0-205 41-279 115s-116 175-116 280 42 205 116 279 174 116 279 116z">
          <text:p/>
        </draw:path>
        <draw:path draw:style-name="gr4" draw:text-style-name="P4" draw:layer="layout" svg:width="0.789cm" svg:height="0.789cm" svg:x="29.305cm" svg:y="9.346cm" svg:viewBox="0 0 790 790" svg:d="M396 790c104 0 205-42 279-116s115-175 115-280c0-104-41-205-115-279-74-73-175-115-279-115-105 0-206 42-280 115-74 74-116 175-116 279 0 105 42 206 116 280s175 116 280 116z">
          <text:p/>
        </draw:path>
        <draw:path draw:style-name="gr4" draw:text-style-name="P4" draw:layer="layout" svg:width="0.789cm" svg:height="0.789cm" svg:x="24.705cm" svg:y="10.077cm" svg:viewBox="0 0 790 790" svg:d="M395 790c105 0 205-41 279-115s116-176 116-280c0-105-42-205-116-279s-174-116-279-116c-104 0-205 42-280 116-74 74-115 174-115 279 0 104 41 206 115 280 75 74 176 115 280 115z">
          <text:p/>
        </draw:path>
        <draw:path draw:style-name="gr4" draw:text-style-name="P4" draw:layer="layout" svg:width="0.788cm" svg:height="0.789cm" svg:x="23.051cm" svg:y="11.341cm" svg:viewBox="0 0 789 790" svg:d="M395 790c105 0 205-41 279-115s115-175 115-279c0-105-41-205-115-279-74-75-174-117-279-117s-206 42-280 117c-74 74-115 174-115 279 0 104 41 205 115 279s175 115 280 115z">
          <text:p/>
        </draw:path>
        <draw:path draw:style-name="gr4" draw:text-style-name="P4" draw:layer="layout" svg:width="0.789cm" svg:height="0.789cm" svg:x="31.725cm" svg:y="7.22cm" svg:viewBox="0 0 790 790" svg:d="M395 790c105 0 205-42 279-116s116-174 116-279c0-104-42-206-116-280s-174-115-279-115c-104 0-205 41-280 115-74 74-115 176-115 280 0 105 41 205 115 279 75 74 176 116 280 116z">
          <text:p/>
        </draw:path>
        <draw:path draw:style-name="gr4" draw:text-style-name="P4" draw:layer="layout" svg:width="0.789cm" svg:height="0.789cm" svg:x="34.093cm" svg:y="9.977cm" svg:viewBox="0 0 790 790" svg:d="M395 790c105 0 205-42 279-116 74-75 116-175 116-279 0-105-42-205-116-279s-174-116-279-116c-104 0-205 42-280 116-74 74-115 174-115 279 0 104 41 204 115 279 75 74 176 116 280 116z">
          <text:p/>
        </draw:path>
        <draw:path draw:style-name="gr4" draw:text-style-name="P4" draw:layer="layout" svg:width="0.789cm" svg:height="0.789cm" svg:x="26.572cm" svg:y="9.013cm" svg:viewBox="0 0 790 790" svg:d="M394 790c105 0 205-41 280-115 74-74 116-175 116-279 0-105-42-205-116-279-75-75-175-117-280-117-104 0-205 42-279 117-74 74-115 174-115 279 0 104 41 205 115 279s175 115 279 115z">
          <text:p/>
        </draw:path>
        <draw:path draw:style-name="gr4" draw:text-style-name="P4" draw:layer="layout" svg:width="0.789cm" svg:height="0.789cm" svg:x="30.428cm" svg:y="7.507cm" svg:viewBox="0 0 790 790" svg:d="M394 790c105 0 205-43 279-117 75-74 117-174 117-279 0-104-42-204-117-278-74-74-174-116-279-116-104 0-205 42-279 116s-115 174-115 278c0 105 41 205 115 279s175 117 279 117z">
          <text:p/>
        </draw:path>
        <draw:path draw:style-name="gr4" draw:text-style-name="P4" draw:layer="layout" svg:width="0.789cm" svg:height="0.789cm" svg:x="22.352cm" svg:y="12.902cm" svg:viewBox="0 0 790 790" svg:d="M396 790c104 0 205-42 279-116 73-74 115-174 115-279 0-104-42-205-115-279-74-75-175-116-279-116-105 0-205 41-279 116-75 74-117 175-117 279 0 105 42 205 117 279 74 74 174 116 279 116z">
          <text:p/>
        </draw:path>
        <draw:path draw:style-name="gr4" draw:text-style-name="P4" draw:layer="layout" svg:width="0.789cm" svg:height="0.789cm" svg:x="24.124cm" svg:y="15.992cm" svg:viewBox="0 0 790 790" svg:d="M394 790c105 0 205-42 279-116 75-74 117-174 117-278 0-105-42-205-117-280-74-74-174-116-279-116-104 0-205 42-279 116-73 75-115 175-115 280 0 104 42 204 115 278 74 74 175 116 279 116z">
          <text:p/>
        </draw:path>
        <draw:path draw:style-name="gr4" draw:text-style-name="P4" draw:layer="layout" svg:width="0.789cm" svg:height="0.788cm" svg:x="27.919cm" svg:y="8.397cm" svg:viewBox="0 0 790 789" svg:d="M395 789c105 0 205-41 279-115 74-75 116-175 116-280s-42-205-116-279-174-115-279-115c-104 0-205 41-279 115-75 74-116 174-116 279s41 205 116 280c74 74 175 115 279 115z">
          <text:p/>
        </draw:path>
        <draw:path draw:style-name="gr4" draw:text-style-name="P4" draw:layer="layout" svg:width="0.788cm" svg:height="0.789cm" svg:x="31.41cm" svg:y="5.579cm" svg:viewBox="0 0 789 790" svg:d="M394 790c105 0 206-41 280-115s115-175 115-279c0-106-41-206-115-280s-175-116-280-116-205 42-279 116-115 174-115 280c0 104 41 205 115 279s174 115 279 115z">
          <text:p/>
        </draw:path>
        <draw:path draw:style-name="gr4" draw:text-style-name="P4" draw:layer="layout" svg:width="0.789cm" svg:height="0.789cm" svg:x="27.093cm" svg:y="9.277cm" svg:viewBox="0 0 790 790" svg:d="M396 790c104 0 205-42 279-116s115-175 115-280c0-104-41-205-115-279s-175-115-279-115c-105 0-205 41-279 115-75 74-117 175-117 279 0 105 42 206 117 280 74 74 174 116 279 116z">
          <text:p/>
        </draw:path>
        <draw:path draw:style-name="gr4" draw:text-style-name="P4" draw:layer="layout" svg:width="0.789cm" svg:height="0.788cm" svg:x="25.734cm" svg:y="17.602cm" svg:viewBox="0 0 790 789" svg:d="M395 789c104 0 204-41 279-115 74-74 116-174 116-279s-42-205-116-280c-75-74-175-115-279-115-105 0-205 41-279 115-74 75-116 175-116 280s42 205 116 279 174 115 279 115z">
          <text:p/>
        </draw:path>
        <draw:path draw:style-name="gr4" draw:text-style-name="P4" draw:layer="layout" svg:width="0.789cm" svg:height="0.789cm" svg:x="33.243cm" svg:y="7.023cm" svg:viewBox="0 0 790 790" svg:d="M396 790c104 0 204-42 278-116s116-174 116-280c0-104-42-205-116-279s-174-115-278-115c-105 0-206 41-280 115s-116 175-116 279c0 106 42 206 116 280s175 116 280 116z">
          <text:p/>
        </draw:path>
        <draw:path draw:style-name="gr4" draw:text-style-name="P4" draw:layer="layout" svg:width="0.789cm" svg:height="0.789cm" svg:x="32.288cm" svg:y="16.819cm" svg:viewBox="0 0 790 790" svg:d="M395 790c105 0 206-42 280-116s115-174 115-279c0-104-41-204-115-279-74-74-175-116-280-116s-205 42-279 116c-74 75-116 175-116 279 0 105 42 205 116 279s174 116 279 116z">
          <text:p/>
        </draw:path>
        <draw:path draw:style-name="gr4" draw:text-style-name="P4" draw:layer="layout" svg:width="0.788cm" svg:height="0.789cm" svg:x="25.747cm" svg:y="16.563cm" svg:viewBox="0 0 789 790" svg:d="M394 790c105 0 205-41 280-115 74-74 115-175 115-279 0-106-41-206-115-280-75-74-175-116-280-116s-205 42-279 116-115 174-115 280c0 104 41 205 115 279s174 115 279 115z">
          <text:p/>
        </draw:path>
        <draw:path draw:style-name="gr4" draw:text-style-name="P4" draw:layer="layout" svg:width="0.788cm" svg:height="0.788cm" svg:x="29.477cm" svg:y="8.619cm" svg:viewBox="0 0 789 789" svg:d="M395 789c105 0 205-41 279-115s115-174 115-280c0-105-41-205-115-279s-174-115-279-115-205 41-279 115c-75 74-116 174-116 279 0 106 41 206 116 280 74 74 174 115 279 115z">
          <text:p/>
        </draw:path>
        <draw:path draw:style-name="gr4" draw:text-style-name="P4" draw:layer="layout" svg:width="0.789cm" svg:height="0.789cm" svg:x="34.503cm" svg:y="10.384cm" svg:viewBox="0 0 790 790" svg:d="M395 790c104 0 205-42 279-116s116-174 116-279c0-104-42-206-116-280s-175-115-279-115c-105 0-205 41-279 115s-116 176-116 280c0 105 42 205 116 279s174 116 279 116z">
          <text:p/>
        </draw:path>
        <draw:path draw:style-name="gr4" draw:text-style-name="P4" draw:layer="layout" svg:width="0.789cm" svg:height="0.789cm" svg:x="21.513cm" svg:y="10.879cm" svg:viewBox="0 0 790 790" svg:d="M396 790c104 0 205-42 279-116s115-175 115-280c0-104-41-205-115-278-74-74-175-116-279-116-105 0-205 42-280 116-74 73-116 174-116 278 0 105 42 206 116 280 75 74 175 116 280 116z">
          <text:p/>
        </draw:path>
        <draw:path draw:style-name="gr4" draw:text-style-name="P4" draw:layer="layout" svg:width="0.789cm" svg:height="0.789cm" svg:x="25.638cm" svg:y="16.845cm" svg:viewBox="0 0 790 790" svg:d="M395 790c104 0 205-42 279-116 73-74 116-174 116-279 0-104-43-205-116-279-74-75-175-116-279-116-105 0-205 41-279 116-74 74-116 175-116 279 0 105 42 205 116 279s174 116 279 116z">
          <text:p/>
        </draw:path>
        <draw:polygon draw:style-name="gr4" draw:text-style-name="P4" draw:layer="layout" svg:width="0.789cm" svg:height="0.789cm" svg:x="33.661cm" svg:y="13.266cm" svg:viewBox="0 0 790 790" draw:points="394,0 0,790 790,790">
          <text:p/>
        </draw:polygon>
        <draw:polygon draw:style-name="gr4" draw:text-style-name="P4" draw:layer="layout" svg:width="0.789cm" svg:height="0.789cm" svg:x="28.926cm" svg:y="11.527cm" svg:viewBox="0 0 790 790" draw:points="394,0 0,790 790,790">
          <text:p/>
        </draw:polygon>
        <draw:polygon draw:style-name="gr4" draw:text-style-name="P4" draw:layer="layout" svg:width="0.789cm" svg:height="0.789cm" svg:x="31.236cm" svg:y="12.204cm" svg:viewBox="0 0 790 790" draw:points="394,0 0,790 790,790">
          <text:p/>
        </draw:polygon>
        <draw:polygon draw:style-name="gr4" draw:text-style-name="P4" draw:layer="layout" svg:width="0.789cm" svg:height="0.789cm" svg:x="26.813cm" svg:y="17.807cm" svg:viewBox="0 0 790 790" draw:points="395,0 0,790 790,790">
          <text:p/>
        </draw:polygon>
        <draw:polygon draw:style-name="gr4" draw:text-style-name="P4" draw:layer="layout" svg:width="0.789cm" svg:height="0.789cm" svg:x="26.408cm" svg:y="14.745cm" svg:viewBox="0 0 790 790" draw:points="395,0 0,790 790,790">
          <text:p/>
        </draw:polygon>
        <draw:polygon draw:style-name="gr4" draw:text-style-name="P4" draw:layer="layout" svg:width="0.789cm" svg:height="0.789cm" svg:x="33.857cm" svg:y="14.445cm" svg:viewBox="0 0 790 790" draw:points="395,0 0,790 790,790">
          <text:p/>
        </draw:polygon>
        <draw:polygon draw:style-name="gr4" draw:text-style-name="P4" draw:layer="layout" svg:width="0.789cm" svg:height="0.789cm" svg:x="33.351cm" svg:y="8.903cm" svg:viewBox="0 0 790 790" draw:points="395,0 0,790 790,790">
          <text:p/>
        </draw:polygon>
        <draw:polygon draw:style-name="gr4" draw:text-style-name="P4" draw:layer="layout" svg:width="0.789cm" svg:height="0.789cm" svg:x="33.89cm" svg:y="12.061cm" svg:viewBox="0 0 790 790" draw:points="395,0 0,790 790,790">
          <text:p/>
        </draw:polygon>
        <draw:polygon draw:style-name="gr4" draw:text-style-name="P4" draw:layer="layout" svg:width="0.789cm" svg:height="0.789cm" svg:x="26.053cm" svg:y="13.643cm" svg:viewBox="0 0 790 790" draw:points="395,0 0,790 790,790">
          <text:p/>
        </draw:polygon>
        <draw:polygon draw:style-name="gr4" draw:text-style-name="P4" draw:layer="layout" svg:width="0.789cm" svg:height="0.789cm" svg:x="27.302cm" svg:y="13.625cm" svg:viewBox="0 0 790 790" draw:points="394,0 0,790 790,790">
          <text:p/>
        </draw:polygon>
        <draw:polygon draw:style-name="gr4" draw:text-style-name="P4" draw:layer="layout" svg:width="0.788cm" svg:height="0.789cm" svg:x="29.338cm" svg:y="14.422cm" svg:viewBox="0 0 789 790" draw:points="395,0 0,790 789,790">
          <text:p/>
        </draw:polygon>
        <draw:polygon draw:style-name="gr4" draw:text-style-name="P4" draw:layer="layout" svg:width="0.789cm" svg:height="0.789cm" svg:x="31.076cm" svg:y="10.034cm" svg:viewBox="0 0 790 790" draw:points="395,0 0,790 790,790">
          <text:p/>
        </draw:polygon>
        <draw:polygon draw:style-name="gr4" draw:text-style-name="P4" draw:layer="layout" svg:width="0.789cm" svg:height="0.789cm" svg:x="30.22cm" svg:y="17.834cm" svg:viewBox="0 0 790 790" draw:points="396,0 0,790 790,790">
          <text:p/>
        </draw:polygon>
        <draw:polygon draw:style-name="gr4" draw:text-style-name="P4" draw:layer="layout" svg:width="0.789cm" svg:height="0.789cm" svg:x="27.183cm" svg:y="12.601cm" svg:viewBox="0 0 790 790" draw:points="396,0 0,790 790,790">
          <text:p/>
        </draw:polygon>
        <draw:polygon draw:style-name="gr4" draw:text-style-name="P4" draw:layer="layout" svg:width="0.788cm" svg:height="0.789cm" svg:x="25.007cm" svg:y="10.45cm" svg:viewBox="0 0 789 790" draw:points="394,0 0,790 789,790">
          <text:p/>
        </draw:polygon>
        <draw:polygon draw:style-name="gr4" draw:text-style-name="P4" draw:layer="layout" svg:width="0.789cm" svg:height="0.789cm" svg:x="31.436cm" svg:y="12.58cm" svg:viewBox="0 0 790 790" draw:points="394,0 0,790 790,790">
          <text:p/>
        </draw:polygon>
        <draw:polygon draw:style-name="gr4" draw:text-style-name="P4" draw:layer="layout" svg:width="0.788cm" svg:height="0.789cm" svg:x="32.368cm" svg:y="13.708cm" svg:viewBox="0 0 789 790" draw:points="395,0 0,790 789,790">
          <text:p/>
        </draw:polygon>
        <draw:polygon draw:style-name="gr4" draw:text-style-name="P4" draw:layer="layout" svg:width="0.788cm" svg:height="0.789cm" svg:x="28.638cm" svg:y="11.313cm" svg:viewBox="0 0 789 790" draw:points="395,0 0,790 789,790">
          <text:p/>
        </draw:polygon>
        <draw:polygon draw:style-name="gr4" draw:text-style-name="P4" draw:layer="layout" svg:width="0.789cm" svg:height="0.789cm" svg:x="23.246cm" svg:y="14.773cm" svg:viewBox="0 0 790 790" draw:points="395,0 0,790 790,790">
          <text:p/>
        </draw:polygon>
        <draw:polygon draw:style-name="gr4" draw:text-style-name="P4" draw:layer="layout" svg:width="0.789cm" svg:height="0.789cm" svg:x="27.955cm" svg:y="18.616cm" svg:viewBox="0 0 790 790" draw:points="395,0 0,790 790,790">
          <text:p/>
        </draw:polygon>
        <draw:polygon draw:style-name="gr4" draw:text-style-name="P4" draw:layer="layout" svg:width="0.788cm" svg:height="0.789cm" svg:x="31.754cm" svg:y="10.859cm" svg:viewBox="0 0 789 790" draw:points="395,0 0,790 789,790">
          <text:p/>
        </draw:polygon>
        <draw:polygon draw:style-name="gr4" draw:text-style-name="P4" draw:layer="layout" svg:width="0.789cm" svg:height="0.789cm" svg:x="32.488cm" svg:y="18.669cm" svg:viewBox="0 0 790 790" draw:points="395,0 0,790 790,790">
          <text:p/>
        </draw:polygon>
        <draw:polygon draw:style-name="gr4" draw:text-style-name="P4" draw:layer="layout" svg:width="0.789cm" svg:height="0.789cm" svg:x="24.57cm" svg:y="12.619cm" svg:viewBox="0 0 790 790" draw:points="396,0 0,790 790,790">
          <text:p/>
        </draw:polygon>
        <draw:polygon draw:style-name="gr4" draw:text-style-name="P4" draw:layer="layout" svg:width="0.789cm" svg:height="0.788cm" svg:x="29.853cm" svg:y="8.038cm" svg:viewBox="0 0 790 789" draw:points="395,0 0,789 790,789">
          <text:p/>
        </draw:polygon>
        <draw:polygon draw:style-name="gr4" draw:text-style-name="P4" draw:layer="layout" svg:width="0.789cm" svg:height="0.789cm" svg:x="28.01cm" svg:y="15.336cm" svg:viewBox="0 0 790 790" draw:points="394,0 0,790 790,790">
          <text:p/>
        </draw:polygon>
        <draw:path draw:style-name="gr3" draw:text-style-name="P3" draw:layer="layout" svg:width="0.789cm" svg:height="0.788cm" svg:x="51.218cm" svg:y="15.893cm" svg:viewBox="0 0 790 789" svg:d="M394 789c106 0 206-41 280-115s116-174 116-279-42-206-116-280-174-115-280-115c-104 0-205 41-279 115s-115 175-115 280 41 205 115 279 175 115 279 115z">
          <text:p/>
        </draw:path>
        <draw:path draw:style-name="gr3" draw:text-style-name="P3" draw:layer="layout" svg:width="0.788cm" svg:height="0.789cm" svg:x="52.408cm" svg:y="17.822cm" svg:viewBox="0 0 789 790" svg:d="M394 790c105 0 205-42 279-117 74-74 116-174 116-279 0-104-42-204-116-278s-174-116-279-116-205 42-279 116-115 174-115 278c0 105 41 205 115 279 74 75 174 117 279 117z">
          <text:p/>
        </draw:path>
        <draw:path draw:style-name="gr3" draw:text-style-name="P3" draw:layer="layout" svg:width="0.789cm" svg:height="0.789cm" svg:x="52.499cm" svg:y="19.059cm" svg:viewBox="0 0 790 790" svg:d="M394 790c105 0 205-41 279-115 75-74 117-175 117-279 0-105-42-206-117-280-74-74-174-116-279-116-104 0-205 42-279 116s-115 175-115 280c0 104 41 205 115 279s175 115 279 115z">
          <text:p/>
        </draw:path>
        <draw:path draw:style-name="gr3" draw:text-style-name="P3" draw:layer="layout" svg:width="0.789cm" svg:height="0.789cm" svg:x="50.536cm" svg:y="19.785cm" svg:viewBox="0 0 790 790" svg:d="M395 790c105 0 205-41 279-115s116-174 116-279c0-106-42-206-116-280s-174-116-279-116c-104 0-206 42-279 116-74 74-116 174-116 280 0 105 42 205 116 279 73 74 175 115 279 115z">
          <text:p/>
        </draw:path>
        <draw:path draw:style-name="gr3" draw:text-style-name="P3" draw:layer="layout" svg:width="0.789cm" svg:height="0.789cm" svg:x="54.604cm" svg:y="16.21cm" svg:viewBox="0 0 790 790" svg:d="M396 790c104 0 205-42 279-117 73-74 115-174 115-279 0-104-42-205-115-279-74-74-175-115-279-115-105 0-205 41-280 115-74 74-116 175-116 279 0 105 42 205 116 279 75 75 175 117 280 117z">
          <text:p/>
        </draw:path>
        <draw:path draw:style-name="gr3" draw:text-style-name="P3" draw:layer="layout" svg:width="0.789cm" svg:height="0.789cm" svg:x="51.597cm" svg:y="20.327cm" svg:viewBox="0 0 790 790" svg:d="M396 790c104 0 205-41 279-115s115-176 115-280c0-105-41-205-115-279s-175-116-279-116c-105 0-205 42-279 116s-117 174-117 279c0 104 43 206 117 280s174 115 279 115z">
          <text:p/>
        </draw:path>
        <draw:path draw:style-name="gr3" draw:text-style-name="P3" draw:layer="layout" svg:width="0.788cm" svg:height="0.788cm" svg:x="52.464cm" svg:y="17.384cm" svg:viewBox="0 0 789 789" svg:d="M394 789c105 0 205-41 279-115 75-74 116-174 116-279 0-106-41-206-116-280-74-74-174-115-279-115s-205 41-279 115-115 174-115 280c0 105 41 205 115 279s174 115 279 115z">
          <text:p/>
        </draw:path>
        <draw:path draw:style-name="gr3" draw:text-style-name="P3" draw:layer="layout" svg:width="0.789cm" svg:height="0.789cm" svg:x="53.286cm" svg:y="19.427cm" svg:viewBox="0 0 790 790" svg:d="M395 790c104 0 205-41 279-115 75-75 116-176 116-280 0-105-41-205-116-279-74-74-175-116-279-116-105 0-205 42-279 116s-116 174-116 279c0 104 42 205 116 280 74 74 174 115 279 115z">
          <text:p/>
        </draw:path>
        <draw:path draw:style-name="gr3" draw:text-style-name="P3" draw:layer="layout" svg:width="0.788cm" svg:height="0.789cm" svg:x="51.585cm" svg:y="18.081cm" svg:viewBox="0 0 789 790" svg:d="M395 790c105 0 205-41 279-115s115-175 115-280-41-205-115-279-174-116-279-116-205 42-279 116-116 174-116 279 42 206 116 280 174 115 279 115z">
          <text:p/>
        </draw:path>
        <draw:path draw:style-name="gr4" draw:text-style-name="P4" draw:layer="layout" svg:width="0.789cm" svg:height="0.788cm" svg:x="48.641cm" svg:y="16.6cm" svg:viewBox="0 0 790 789" svg:d="M394 789c105 0 205-41 280-115 74-74 116-174 116-279 0-106-42-206-116-280-75-74-175-115-280-115-104 0-205 41-279 115s-115 174-115 280c0 105 41 205 115 279s175 115 279 115z">
          <text:p/>
        </draw:path>
        <draw:path draw:style-name="gr4" draw:text-style-name="P4" draw:layer="layout" svg:width="0.789cm" svg:height="0.789cm" svg:x="47.713cm" svg:y="16.517cm" svg:viewBox="0 0 790 790" svg:d="M394 790c105 0 205-42 279-116s117-174 117-280c0-104-43-205-117-279-74-73-174-115-279-115-104 0-205 42-279 115-74 74-115 175-115 279 0 106 41 206 115 280s175 116 279 116z">
          <text:p/>
        </draw:path>
        <draw:path draw:style-name="gr4" draw:text-style-name="P4" draw:layer="layout" svg:width="0.789cm" svg:height="0.789cm" svg:x="48.475cm" svg:y="16.22cm" svg:viewBox="0 0 790 790" svg:d="M394 790c105 0 205-42 279-117 74-74 117-174 117-278 0-105-43-205-117-279s-174-116-279-116c-104 0-205 42-279 116s-115 174-115 279c0 104 41 204 115 278 74 75 175 117 279 117z">
          <text:p/>
        </draw:path>
        <draw:polygon draw:style-name="gr2" draw:text-style-name="P2" draw:layer="layout" svg:width="0.789cm" svg:height="0.788cm" svg:x="50.736cm" svg:y="10.687cm" svg:viewBox="0 0 790 789" draw:points="395,0 0,789 790,789">
          <text:p/>
        </draw:polygon>
        <draw:polygon draw:style-name="gr2" draw:text-style-name="P2" draw:layer="layout" svg:width="0.789cm" svg:height="0.788cm" svg:x="45.301cm" svg:y="9.512cm" svg:viewBox="0 0 790 789" draw:points="395,0 0,789 790,789">
          <text:p/>
        </draw:polygon>
        <draw:polygon draw:style-name="gr2" draw:text-style-name="P2" draw:layer="layout" svg:width="0.789cm" svg:height="0.789cm" svg:x="49.075cm" svg:y="4.029cm" svg:viewBox="0 0 790 790" draw:points="395,0 0,790 790,790">
          <text:p/>
        </draw:polygon>
        <draw:polygon draw:style-name="gr2" draw:text-style-name="P2" draw:layer="layout" svg:width="0.789cm" svg:height="0.788cm" svg:x="43.769cm" svg:y="5.725cm" svg:viewBox="0 0 790 789" draw:points="394,0 0,789 790,789">
          <text:p/>
        </draw:polygon>
        <draw:polygon draw:style-name="gr2" draw:text-style-name="P2" draw:layer="layout" svg:width="0.789cm" svg:height="0.789cm" svg:x="48.553cm" svg:y="7.965cm" svg:viewBox="0 0 790 790" draw:points="394,0 0,790 790,790">
          <text:p/>
        </draw:polygon>
        <draw:polygon draw:style-name="gr2" draw:text-style-name="P2" draw:layer="layout" svg:width="0.789cm" svg:height="0.789cm" svg:x="48.822cm" svg:y="8.595cm" svg:viewBox="0 0 790 790" draw:points="395,0 0,790 790,790">
          <text:p/>
        </draw:polygon>
        <draw:polygon draw:style-name="gr2" draw:text-style-name="P2" draw:layer="layout" svg:width="0.788cm" svg:height="0.788cm" svg:x="46.609cm" svg:y="9.128cm" svg:viewBox="0 0 789 789" draw:points="395,0 0,789 789,789">
          <text:p/>
        </draw:polygon>
        <draw:polygon draw:style-name="gr2" draw:text-style-name="P2" draw:layer="layout" svg:width="0.789cm" svg:height="0.789cm" svg:x="49.483cm" svg:y="7.955cm" svg:viewBox="0 0 790 790" draw:points="394,0 0,790 790,790">
          <text:p/>
        </draw:polygon>
        <draw:polygon draw:style-name="gr2" draw:text-style-name="P2" draw:layer="layout" svg:width="0.788cm" svg:height="0.788cm" svg:x="51.858cm" svg:y="9.524cm" svg:viewBox="0 0 789 789" draw:points="394,0 0,789 789,789">
          <text:p/>
        </draw:polygon>
        <draw:polygon draw:style-name="gr2" draw:text-style-name="P2" draw:layer="layout" svg:width="0.788cm" svg:height="0.788cm" svg:x="45.951cm" svg:y="4.241cm" svg:viewBox="0 0 789 789" draw:points="395,0 0,789 789,789">
          <text:p/>
        </draw:polygon>
        <draw:polygon draw:style-name="gr2" draw:text-style-name="P2" draw:layer="layout" svg:width="0.789cm" svg:height="0.789cm" svg:x="47.413cm" svg:y="5.083cm" svg:viewBox="0 0 790 790" draw:points="395,0 0,790 790,790">
          <text:p/>
        </draw:polygon>
        <draw:polygon draw:style-name="gr2" draw:text-style-name="P2" draw:layer="layout" svg:width="0.789cm" svg:height="0.789cm" svg:x="46.207cm" svg:y="7.576cm" svg:viewBox="0 0 790 790" draw:points="394,0 0,790 790,790">
          <text:p/>
        </draw:polygon>
        <draw:path draw:style-name="gr2" draw:text-style-name="P2" draw:layer="layout" svg:width="0.789cm" svg:height="0.789cm" svg:x="72.965cm" svg:y="18.51cm" svg:viewBox="0 0 790 790" svg:d="M394 790c105 0 205-41 279-115 75-74 117-175 117-279 0-105-42-205-117-279-74-74-174-117-279-117-104 0-205 43-279 117s-115 174-115 279c0 104 41 205 115 279s175 115 279 115z">
          <text:p/>
        </draw:path>
        <draw:path draw:style-name="gr2" draw:text-style-name="P2" draw:layer="layout" svg:width="0.789cm" svg:height="0.789cm" svg:x="69.342cm" svg:y="6.299cm" svg:viewBox="0 0 790 790" svg:d="M395 790c105 0 205-42 279-116s116-174 116-280c0-104-42-205-116-278-74-74-174-116-279-116s-205 42-279 116c-74 73-116 174-116 278 0 106 42 206 116 280s174 116 279 116z">
          <text:p/>
        </draw:path>
        <draw:path draw:style-name="gr2" draw:text-style-name="P2" draw:layer="layout" svg:width="0.789cm" svg:height="0.789cm" svg:x="72.093cm" svg:y="10.978cm" svg:viewBox="0 0 790 790" svg:d="M396 790c104 0 205-42 278-116 74-74 116-174 116-280 0-104-42-205-116-279-73-74-174-115-278-115-105 0-205 41-279 115s-117 175-117 279c0 106 43 206 117 280s174 116 279 116z">
          <text:p/>
        </draw:path>
        <draw:path draw:style-name="gr2" draw:text-style-name="P2" draw:layer="layout" svg:width="0.789cm" svg:height="0.789cm" svg:x="68.254cm" svg:y="16.056cm" svg:viewBox="0 0 790 790" svg:d="M394 790c105 0 205-41 279-115 75-74 117-175 117-279 0-105-42-205-117-279-74-75-174-117-279-117-104 0-205 42-279 117-74 74-115 174-115 279 0 104 41 205 115 279s175 115 279 115z">
          <text:p/>
        </draw:path>
        <draw:path draw:style-name="gr2" draw:text-style-name="P2" draw:layer="layout" svg:width="0.789cm" svg:height="0.789cm" svg:x="62.595cm" svg:y="11.966cm" svg:viewBox="0 0 790 790" svg:d="M395 790c105 0 205-42 279-116s116-174 116-279c0-104-42-206-116-280s-174-115-279-115c-104 0-204 41-278 115-75 74-117 176-117 280 0 105 42 205 117 279 74 74 174 116 278 116z">
          <text:p/>
        </draw:path>
        <draw:path draw:style-name="gr2" draw:text-style-name="P2" draw:layer="layout" svg:width="0.789cm" svg:height="0.789cm" svg:x="75.498cm" svg:y="9.212cm" svg:viewBox="0 0 790 790" svg:d="M395 790c104 0 205-42 279-116 74-75 116-175 116-280 0-104-42-205-116-279s-175-115-279-115c-105 0-205 41-279 115s-116 175-116 279c0 105 42 205 116 280 74 74 174 116 279 116z">
          <text:p/>
        </draw:path>
        <draw:path draw:style-name="gr2" draw:text-style-name="P2" draw:layer="layout" svg:width="0.789cm" svg:height="0.789cm" svg:x="67.598cm" svg:y="10.653cm" svg:viewBox="0 0 790 790" svg:d="M394 790c105 0 206-43 280-117s116-174 116-279c0-104-42-205-116-278-74-74-175-116-280-116s-205 42-279 116c-74 73-115 174-115 278 0 105 41 205 115 279s174 117 279 117z">
          <text:p/>
        </draw:path>
        <draw:path draw:style-name="gr2" draw:text-style-name="P2" draw:layer="layout" svg:width="0.789cm" svg:height="0.789cm" svg:x="64.498cm" svg:y="16.068cm" svg:viewBox="0 0 790 790" svg:d="M395 790c105 0 206-42 280-115 74-74 115-175 115-279 0-105-41-205-115-279-74-75-175-117-280-117s-205 42-279 117c-74 74-116 174-116 279 0 104 42 205 116 279 74 73 174 115 279 115z">
          <text:p/>
        </draw:path>
        <draw:path draw:style-name="gr2" draw:text-style-name="P2" draw:layer="layout" svg:width="0.789cm" svg:height="0.789cm" svg:x="73.84cm" svg:y="9.475cm" svg:viewBox="0 0 790 790" svg:d="M395 790c104 0 204-41 279-115 74-74 116-175 116-279 0-106-42-206-116-280-75-74-175-116-279-116-105 0-205 42-279 116s-116 174-116 280c0 104 42 205 116 279s174 115 279 115z">
          <text:p/>
        </draw:path>
        <draw:path draw:style-name="gr2" draw:text-style-name="P2" draw:layer="layout" svg:width="0.789cm" svg:height="0.789cm" svg:x="68.755cm" svg:y="17.308cm" svg:viewBox="0 0 790 790" svg:d="M395 790c105 0 205-42 279-116s116-174 116-280c0-104-42-205-116-279-74-73-174-115-279-115-104 0-205 42-279 115-74 74-116 175-116 279 0 106 42 206 116 280s175 116 279 116z">
          <text:p/>
        </draw:path>
        <draw:path draw:style-name="gr2" draw:text-style-name="P2" draw:layer="layout" svg:width="0.789cm" svg:height="0.789cm" svg:x="67.9cm" svg:y="4.927cm" svg:viewBox="0 0 790 790" svg:d="M396 790c104 0 205-42 279-116s115-174 115-279c0-104-41-206-115-280s-175-115-279-115c-105 0-206 41-280 115s-116 176-116 280c0 105 42 205 116 279s175 116 280 116z">
          <text:p/>
        </draw:path>
        <draw:path draw:style-name="gr2" draw:text-style-name="P2" draw:layer="layout" svg:width="0.789cm" svg:height="0.789cm" svg:x="71.1cm" svg:y="15.826cm" svg:viewBox="0 0 790 790" svg:d="M395 790c105 0 205-42 279-116s116-174 116-279-42-206-116-280-174-115-279-115c-104 0-205 41-279 115s-116 175-116 280 42 205 116 279 175 116 279 116z">
          <text:p/>
        </draw:path>
        <draw:path draw:style-name="gr2" draw:text-style-name="P2" draw:layer="layout" svg:width="0.789cm" svg:height="0.789cm" svg:x="67.303cm" svg:y="9.455cm" svg:viewBox="0 0 790 790" svg:d="M396 790c104 0 205-42 279-116s115-174 115-280c0-104-41-205-115-279s-175-115-279-115c-105 0-205 41-279 115-75 74-117 175-117 279 0 106 42 206 117 280 74 74 174 116 279 116z">
          <text:p/>
        </draw:path>
        <draw:polygon draw:style-name="gr2" draw:text-style-name="P2" draw:layer="layout" svg:width="0.789cm" svg:height="0.789cm" svg:x="66.653cm" svg:y="19.429cm" svg:viewBox="0 0 790 790" draw:points="394,0 0,790 790,790">
          <text:p/>
        </draw:polygon>
        <draw:polygon draw:style-name="gr2" draw:text-style-name="P2" draw:layer="layout" svg:width="0.789cm" svg:height="0.789cm" svg:x="62.618cm" svg:y="12.788cm" svg:viewBox="0 0 790 790" draw:points="395,0 0,790 790,790">
          <text:p/>
        </draw:polygon>
        <draw:polygon draw:style-name="gr2" draw:text-style-name="P2" draw:layer="layout" svg:width="0.789cm" svg:height="0.789cm" svg:x="64.863cm" svg:y="8.511cm" svg:viewBox="0 0 790 790" draw:points="396,0 0,790 790,790">
          <text:p/>
        </draw:polygon>
        <draw:polygon draw:style-name="gr2" draw:text-style-name="P2" draw:layer="layout" svg:width="0.788cm" svg:height="0.789cm" svg:x="64.614cm" svg:y="12.001cm" svg:viewBox="0 0 789 790" draw:points="394,0 0,790 789,790">
          <text:p/>
        </draw:polygon>
        <draw:polygon draw:style-name="gr2" draw:text-style-name="P2" draw:layer="layout" svg:width="0.789cm" svg:height="0.789cm" svg:x="71.643cm" svg:y="16.69cm" svg:viewBox="0 0 790 790" draw:points="395,0 0,790 790,790">
          <text:p/>
        </draw:polygon>
        <draw:polygon draw:style-name="gr2" draw:text-style-name="P2" draw:layer="layout" svg:width="0.789cm" svg:height="0.789cm" svg:x="74.857cm" svg:y="8.86cm" svg:viewBox="0 0 790 790" draw:points="394,0 0,790 790,790">
          <text:p/>
        </draw:polygon>
        <draw:polygon draw:style-name="gr2" draw:text-style-name="P2" draw:layer="layout" svg:width="0.789cm" svg:height="0.789cm" svg:x="66.287cm" svg:y="9.882cm" svg:viewBox="0 0 790 790" draw:points="396,0 0,790 790,790">
          <text:p/>
        </draw:polygon>
        <draw:polygon draw:style-name="gr2" draw:text-style-name="P2" draw:layer="layout" svg:width="0.788cm" svg:height="0.788cm" svg:x="76.86cm" svg:y="11.25cm" svg:viewBox="0 0 789 789" draw:points="394,0 0,789 789,789">
          <text:p/>
        </draw:polygon>
        <draw:polygon draw:style-name="gr2" draw:text-style-name="P2" draw:layer="layout" svg:width="0.789cm" svg:height="0.788cm" svg:x="72.9cm" svg:y="9.221cm" svg:viewBox="0 0 790 789" draw:points="394,0 0,789 790,789">
          <text:p/>
        </draw:polygon>
        <draw:polygon draw:style-name="gr2" draw:text-style-name="P2" draw:layer="layout" svg:width="0.789cm" svg:height="0.789cm" svg:x="66.106cm" svg:y="14.412cm" svg:viewBox="0 0 790 790" draw:points="394,0 0,790 790,790">
          <text:p/>
        </draw:polygon>
        <draw:polygon draw:style-name="gr2" draw:text-style-name="P2" draw:layer="layout" svg:width="0.789cm" svg:height="0.789cm" svg:x="73.612cm" svg:y="17.812cm" svg:viewBox="0 0 790 790" draw:points="395,0 0,790 790,790">
          <text:p/>
        </draw:polygon>
        <draw:polygon draw:style-name="gr2" draw:text-style-name="P2" draw:layer="layout" svg:width="0.789cm" svg:height="0.789cm" svg:x="70.768cm" svg:y="10.103cm" svg:viewBox="0 0 790 790" draw:points="395,0 0,790 790,790">
          <text:p/>
        </draw:polygon>
        <draw:polygon draw:style-name="gr2" draw:text-style-name="P2" draw:layer="layout" svg:width="0.789cm" svg:height="0.789cm" svg:x="72.596cm" svg:y="10.597cm" svg:viewBox="0 0 790 790" draw:points="395,0 0,790 790,79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8.934cm" fo:page-height="23.3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5T13:35:35.575140459</dc:date>
    <meta:editing-duration>PT9M</meta:editing-duration>
    <meta:editing-cycles>2</meta:editing-cycles>
    <meta:generator>LibreOffice/7.4.2.3$MacOSX_X86_64 LibreOffice_project/382eef1f22670f7f4118c8c2dd222ec7ad009daf</meta:generator>
    <meta:document-statistic meta:object-count="407"/>
  </office:meta>
</office:document-meta>
</file>